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94308" officeooo:paragraph-rsid="00294308" style:font-weight-asian="bold" style:font-weight-complex="bold"/>
    </style:style>
    <style:style style:name="P9" style:family="paragraph" style:parent-style-name="Standard">
      <style:text-properties fo:font-weight="bold" officeooo:rsid="002b4d8e" officeooo:paragraph-rsid="002b4d8e" style:font-weight-asian="bold" style:font-weight-complex="bold"/>
    </style:style>
    <style:style style:name="P10" style:family="paragraph" style:parent-style-name="Standard">
      <style:text-properties fo:font-weight="bold" officeooo:rsid="003a2f0b" officeooo:paragraph-rsid="003a2f0b" style:font-weight-asian="bold" style:font-weight-complex="bold"/>
    </style:style>
    <style:style style:name="P11" style:family="paragraph" style:parent-style-name="Standard">
      <style:text-properties fo:font-weight="bold" officeooo:rsid="003c2806" officeooo:paragraph-rsid="003c2806" style:font-weight-asian="bold" style:font-weight-complex="bold"/>
    </style:style>
    <style:style style:name="P12" style:family="paragraph" style:parent-style-name="Standard">
      <style:text-properties fo:font-weight="bold" officeooo:rsid="003c93a4" officeooo:paragraph-rsid="003c93a4" style:font-weight-asian="bold" style:font-weight-complex="bold"/>
    </style:style>
    <style:style style:name="P13" style:family="paragraph" style:parent-style-name="Standard">
      <style:text-properties fo:font-weight="bold" officeooo:rsid="003ede78" officeooo:paragraph-rsid="003ede78" style:font-weight-asian="bold" style:font-weight-complex="bold"/>
    </style:style>
    <style:style style:name="P14" style:family="paragraph" style:parent-style-name="Standard">
      <style:text-properties fo:font-weight="bold" officeooo:rsid="0041a89b" officeooo:paragraph-rsid="0042c18e" style:font-weight-asian="bold" style:font-weight-complex="bold"/>
    </style:style>
    <style:style style:name="P15" style:family="paragraph" style:parent-style-name="Standard">
      <style:text-properties fo:font-weight="bold" officeooo:rsid="0041a89b" officeooo:paragraph-rsid="0041a89b"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bold" officeooo:rsid="004d6efe" officeooo:paragraph-rsid="004d6efe" style:font-weight-asian="bold" style:font-weight-complex="bold"/>
    </style:style>
    <style:style style:name="P19" style:family="paragraph" style:parent-style-name="Standard">
      <style:text-properties fo:font-weight="bold" officeooo:rsid="004eb8e2" officeooo:paragraph-rsid="004eb8e2" style:font-weight-asian="bold" style:font-weight-complex="bold"/>
    </style:style>
    <style:style style:name="P20" style:family="paragraph" style:parent-style-name="Standard">
      <style:text-properties fo:font-weight="bold" officeooo:rsid="0051d6e7" officeooo:paragraph-rsid="0051d6e7" style:font-weight-asian="bold" style:font-weight-complex="bold"/>
    </style:style>
    <style:style style:name="P21" style:family="paragraph" style:parent-style-name="Standard">
      <style:text-properties fo:font-weight="bold" officeooo:rsid="005307db" officeooo:paragraph-rsid="005307db" style:font-weight-asian="bold" style:font-weight-complex="bold"/>
    </style:style>
    <style:style style:name="P22" style:family="paragraph" style:parent-style-name="Standard">
      <style:text-properties fo:font-weight="bold" officeooo:rsid="0053d0c0" officeooo:paragraph-rsid="0053d0c0" style:font-weight-asian="bold" style:font-weight-complex="bold"/>
    </style:style>
    <style:style style:name="P23" style:family="paragraph" style:parent-style-name="Standard">
      <style:text-properties fo:font-weight="bold" officeooo:rsid="005768a3" officeooo:paragraph-rsid="005768a3" style:font-weight-asian="bold" style:font-weight-complex="bold"/>
    </style:style>
    <style:style style:name="P24" style:family="paragraph" style:parent-style-name="Standard">
      <style:text-properties fo:font-weight="bold" officeooo:rsid="006f609b" officeooo:paragraph-rsid="006f609b" style:font-weight-asian="bold" style:font-weight-complex="bold"/>
    </style:style>
    <style:style style:name="P25" style:family="paragraph" style:parent-style-name="Standard">
      <style:text-properties fo:font-weight="bold" officeooo:rsid="0070bc0d" officeooo:paragraph-rsid="0070bc0d" style:font-weight-asian="bold" style:font-weight-complex="bold"/>
    </style:style>
    <style:style style:name="P26" style:family="paragraph" style:parent-style-name="Standard">
      <style:text-properties fo:font-weight="normal" officeooo:rsid="001bc41a" officeooo:paragraph-rsid="001bc41a" style:font-weight-asian="normal" style:font-weight-complex="normal"/>
    </style:style>
    <style:style style:name="P27" style:family="paragraph" style:parent-style-name="Standard">
      <style:text-properties fo:font-weight="normal" officeooo:rsid="001c4a23" officeooo:paragraph-rsid="001c4a23" style:font-weight-asian="normal" style:font-weight-complex="normal"/>
    </style:style>
    <style:style style:name="P28" style:family="paragraph" style:parent-style-name="Standard">
      <style:text-properties fo:font-weight="normal" officeooo:rsid="001d82a0" officeooo:paragraph-rsid="001d82a0" style:font-weight-asian="normal" style:font-weight-complex="normal"/>
    </style:style>
    <style:style style:name="P29" style:family="paragraph" style:parent-style-name="Standard">
      <style:text-properties fo:font-weight="normal" officeooo:rsid="001dc436" officeooo:paragraph-rsid="001dc436" style:font-weight-asian="normal" style:font-weight-complex="normal"/>
    </style:style>
    <style:style style:name="P30" style:family="paragraph" style:parent-style-name="Standard">
      <style:text-properties fo:font-weight="normal" officeooo:rsid="001fa92c" officeooo:paragraph-rsid="001fa92c" style:font-weight-asian="normal" style:font-weight-complex="normal"/>
    </style:style>
    <style:style style:name="P31" style:family="paragraph" style:parent-style-name="Standard">
      <style:text-properties fo:font-weight="normal" officeooo:rsid="001fd663" officeooo:paragraph-rsid="001fa92c" style:font-weight-asian="normal" style:font-weight-complex="normal"/>
    </style:style>
    <style:style style:name="P32" style:family="paragraph" style:parent-style-name="Standard">
      <style:text-properties fo:font-weight="normal" officeooo:rsid="001fd663" officeooo:paragraph-rsid="001fd663" style:font-weight-asian="normal" style:font-weight-complex="normal"/>
    </style:style>
    <style:style style:name="P33" style:family="paragraph" style:parent-style-name="Standard">
      <style:text-properties fo:font-weight="normal" officeooo:rsid="002029a4" officeooo:paragraph-rsid="002029a4" style:font-weight-asian="normal" style:font-weight-complex="normal"/>
    </style:style>
    <style:style style:name="P34" style:family="paragraph" style:parent-style-name="Standard">
      <style:text-properties fo:font-weight="normal" officeooo:rsid="0021017f" officeooo:paragraph-rsid="0021017f" style:font-weight-asian="normal" style:font-weight-complex="normal"/>
    </style:style>
    <style:style style:name="P35" style:family="paragraph" style:parent-style-name="Standard">
      <style:text-properties fo:font-weight="normal" officeooo:rsid="00294308" officeooo:paragraph-rsid="00294308" style:font-weight-asian="normal" style:font-weight-complex="normal"/>
    </style:style>
    <style:style style:name="P36" style:family="paragraph" style:parent-style-name="Standard">
      <style:text-properties fo:font-weight="normal" officeooo:rsid="00294e25" officeooo:paragraph-rsid="00294e25" style:font-weight-asian="normal" style:font-weight-complex="normal"/>
    </style:style>
    <style:style style:name="P37" style:family="paragraph" style:parent-style-name="Standard">
      <style:text-properties fo:font-weight="normal" officeooo:rsid="002b4d8e" officeooo:paragraph-rsid="002b4d8e" style:font-weight-asian="normal" style:font-weight-complex="normal"/>
    </style:style>
    <style:style style:name="P38" style:family="paragraph" style:parent-style-name="Standard">
      <style:text-properties fo:font-weight="normal" officeooo:rsid="002bf8b0" officeooo:paragraph-rsid="002bf8b0" style:font-weight-asian="normal" style:font-weight-complex="normal"/>
    </style:style>
    <style:style style:name="P39" style:family="paragraph" style:parent-style-name="Standard">
      <style:text-properties fo:font-weight="normal" officeooo:rsid="0022dd12" officeooo:paragraph-rsid="0022dd12" style:font-weight-asian="normal" style:font-weight-complex="normal"/>
    </style:style>
    <style:style style:name="P40" style:family="paragraph" style:parent-style-name="Standard">
      <style:text-properties fo:font-weight="normal" officeooo:rsid="00261de9" officeooo:paragraph-rsid="00261de9" style:font-weight-asian="normal" style:font-weight-complex="normal"/>
    </style:style>
    <style:style style:name="P41" style:family="paragraph" style:parent-style-name="Standard">
      <style:text-properties fo:font-weight="normal" officeooo:rsid="002d0ef4" officeooo:paragraph-rsid="002d0ef4" style:font-weight-asian="normal" style:font-weight-complex="normal"/>
    </style:style>
    <style:style style:name="P42" style:family="paragraph" style:parent-style-name="Standard">
      <style:text-properties fo:font-weight="normal" officeooo:rsid="003246db" officeooo:paragraph-rsid="003246db" style:font-weight-asian="normal" style:font-weight-complex="normal"/>
    </style:style>
    <style:style style:name="P43" style:family="paragraph" style:parent-style-name="Standard">
      <style:text-properties fo:font-weight="normal" officeooo:rsid="0033ded1" officeooo:paragraph-rsid="0033ded1" style:font-weight-asian="normal" style:font-weight-complex="normal"/>
    </style:style>
    <style:style style:name="P44" style:family="paragraph" style:parent-style-name="Standard">
      <style:text-properties fo:font-weight="normal" officeooo:rsid="00354ca1" officeooo:paragraph-rsid="00354ca1" style:font-weight-asian="normal" style:font-weight-complex="normal"/>
    </style:style>
    <style:style style:name="P45" style:family="paragraph" style:parent-style-name="Standard">
      <style:text-properties fo:font-weight="normal" officeooo:rsid="00373bce" officeooo:paragraph-rsid="00373bce" style:font-weight-asian="normal" style:font-weight-complex="normal"/>
    </style:style>
    <style:style style:name="P46" style:family="paragraph" style:parent-style-name="Standard">
      <style:text-properties fo:font-weight="normal" officeooo:rsid="00388ca9" officeooo:paragraph-rsid="00388ca9" style:font-weight-asian="normal" style:font-weight-complex="normal"/>
    </style:style>
    <style:style style:name="P47" style:family="paragraph" style:parent-style-name="Standard">
      <style:text-properties fo:font-weight="normal" officeooo:rsid="00458563" officeooo:paragraph-rsid="00458563" style:font-weight-asian="normal" style:font-weight-complex="normal"/>
    </style:style>
    <style:style style:name="P48" style:family="paragraph" style:parent-style-name="Standard">
      <style:text-properties fo:font-weight="normal" officeooo:rsid="0047712f" officeooo:paragraph-rsid="0047712f" style:font-weight-asian="normal" style:font-weight-complex="normal"/>
    </style:style>
    <style:style style:name="P49" style:family="paragraph" style:parent-style-name="Standard">
      <style:text-properties fo:font-weight="normal" officeooo:rsid="0047db4b" officeooo:paragraph-rsid="0047db4b" style:font-weight-asian="normal" style:font-weight-complex="normal"/>
    </style:style>
    <style:style style:name="P50" style:family="paragraph" style:parent-style-name="Standard">
      <style:text-properties fo:font-weight="normal" officeooo:rsid="0047e098" officeooo:paragraph-rsid="0047e098" style:font-weight-asian="normal" style:font-weight-complex="normal"/>
    </style:style>
    <style:style style:name="P51" style:family="paragraph" style:parent-style-name="Standard">
      <style:text-properties fo:font-weight="normal" officeooo:rsid="004985ad" officeooo:paragraph-rsid="004985ad" style:font-weight-asian="normal" style:font-weight-complex="normal"/>
    </style:style>
    <style:style style:name="P52" style:family="paragraph" style:parent-style-name="Standard">
      <style:text-properties fo:font-weight="normal" officeooo:rsid="004a51a4" officeooo:paragraph-rsid="004a51a4" style:font-weight-asian="normal" style:font-weight-complex="normal"/>
    </style:style>
    <style:style style:name="P53" style:family="paragraph" style:parent-style-name="Standard">
      <style:text-properties fo:font-weight="normal" officeooo:rsid="003e3b9e" officeooo:paragraph-rsid="003e3b9e" style:font-weight-asian="normal" style:font-weight-complex="normal"/>
    </style:style>
    <style:style style:name="P54" style:family="paragraph" style:parent-style-name="Standard">
      <style:text-properties fo:font-weight="normal" officeooo:rsid="003e6af4" officeooo:paragraph-rsid="003e6af4" style:font-weight-asian="normal" style:font-weight-complex="normal"/>
    </style:style>
    <style:style style:name="P55" style:family="paragraph" style:parent-style-name="Standard">
      <style:text-properties fo:font-weight="normal" officeooo:rsid="0041a89b" officeooo:paragraph-rsid="0041a89b" style:font-weight-asian="normal" style:font-weight-complex="normal"/>
    </style:style>
    <style:style style:name="P56" style:family="paragraph" style:parent-style-name="Standard">
      <style:text-properties fo:font-weight="normal" officeooo:rsid="0041a89b" officeooo:paragraph-rsid="0042c18e" style:font-weight-asian="normal" style:font-weight-complex="normal"/>
    </style:style>
    <style:style style:name="P57" style:family="paragraph" style:parent-style-name="Standard">
      <style:text-properties fo:font-weight="normal" officeooo:rsid="0042c18e" officeooo:paragraph-rsid="0042c18e" style:font-weight-asian="normal" style:font-weight-complex="normal"/>
    </style:style>
    <style:style style:name="P58" style:family="paragraph" style:parent-style-name="Standard">
      <style:text-properties fo:font-weight="normal" officeooo:rsid="004bcd0b" officeooo:paragraph-rsid="0051d6e7" style:font-weight-asian="normal" style:font-weight-complex="normal"/>
    </style:style>
    <style:style style:name="P59" style:family="paragraph" style:parent-style-name="Standard">
      <style:text-properties fo:font-weight="normal" officeooo:rsid="004d6efe" officeooo:paragraph-rsid="004d6efe" style:font-weight-asian="normal" style:font-weight-complex="normal"/>
    </style:style>
    <style:style style:name="P60" style:family="paragraph" style:parent-style-name="Standard">
      <style:text-properties fo:font-weight="normal" officeooo:rsid="005307db" officeooo:paragraph-rsid="005307db" style:font-weight-asian="normal" style:font-weight-complex="normal"/>
    </style:style>
    <style:style style:name="P61" style:family="paragraph" style:parent-style-name="Standard">
      <style:text-properties fo:font-weight="normal" officeooo:rsid="0053d0c0" officeooo:paragraph-rsid="0053d0c0" style:font-weight-asian="normal" style:font-weight-complex="normal"/>
    </style:style>
    <style:style style:name="P62" style:family="paragraph" style:parent-style-name="Standard">
      <style:text-properties fo:font-weight="normal" officeooo:rsid="00286f9a" officeooo:paragraph-rsid="00286f9a" style:font-weight-asian="normal" style:font-weight-complex="normal"/>
    </style:style>
    <style:style style:name="P63" style:family="paragraph" style:parent-style-name="Standard">
      <style:text-properties fo:font-weight="normal" officeooo:rsid="004eb8e2" officeooo:paragraph-rsid="004eb8e2" style:font-weight-asian="normal" style:font-weight-complex="normal"/>
    </style:style>
    <style:style style:name="P64" style:family="paragraph" style:parent-style-name="Standard">
      <style:text-properties fo:font-weight="normal" officeooo:rsid="004ffc43" officeooo:paragraph-rsid="004ffc43" style:font-weight-asian="normal" style:font-weight-complex="normal"/>
    </style:style>
    <style:style style:name="P65" style:family="paragraph" style:parent-style-name="Standard">
      <style:text-properties fo:font-weight="normal" officeooo:rsid="005768a3" officeooo:paragraph-rsid="005768a3" style:font-weight-asian="normal" style:font-weight-complex="normal"/>
    </style:style>
    <style:style style:name="P66" style:family="paragraph" style:parent-style-name="Standard">
      <style:text-properties fo:font-size="18pt" fo:font-weight="bold" officeooo:rsid="005892a2" officeooo:paragraph-rsid="005892a2" style:font-size-asian="15.75pt" style:font-weight-asian="bold" style:font-size-complex="18pt" style:font-weight-complex="bold"/>
    </style:style>
    <style:style style:name="P67" style:family="paragraph" style:parent-style-name="Standard">
      <style:text-properties fo:font-size="18pt" fo:font-weight="bold" officeooo:rsid="005fe6b3" officeooo:paragraph-rsid="005fe6b3" style:font-size-asian="18pt" style:font-weight-asian="bold" style:font-size-complex="18pt" style:font-weight-complex="bold"/>
    </style:style>
    <style:style style:name="P68" style:family="paragraph" style:parent-style-name="Standard">
      <style:text-properties fo:font-size="12pt" fo:font-weight="normal" officeooo:rsid="005892a2" officeooo:paragraph-rsid="005892a2" style:font-size-asian="10.5pt" style:font-weight-asian="normal" style:font-size-complex="12pt" style:font-weight-complex="normal"/>
    </style:style>
    <style:style style:name="P69" style:family="paragraph" style:parent-style-name="Standard">
      <style:text-properties fo:font-size="12pt" fo:font-weight="normal" officeooo:rsid="005892a2" officeooo:paragraph-rsid="005a114f" style:font-size-asian="10.5pt" style:font-weight-asian="normal" style:font-size-complex="12pt" style:font-weight-complex="normal"/>
    </style:style>
    <style:style style:name="P70" style:family="paragraph" style:parent-style-name="Standard">
      <style:text-properties fo:font-size="12pt" fo:font-weight="normal" officeooo:rsid="005a114f" officeooo:paragraph-rsid="005a114f" style:font-size-asian="10.5pt" style:font-weight-asian="normal" style:font-size-complex="12pt" style:font-weight-complex="normal"/>
    </style:style>
    <style:style style:name="P71" style:family="paragraph" style:parent-style-name="Standard">
      <style:text-properties fo:font-size="12pt" fo:font-weight="normal" officeooo:rsid="005c10f5" officeooo:paragraph-rsid="005c10f5" style:font-size-asian="10.5pt" style:font-weight-asian="normal" style:font-size-complex="12pt" style:font-weight-complex="normal"/>
    </style:style>
    <style:style style:name="P72" style:family="paragraph" style:parent-style-name="Standard">
      <style:text-properties fo:font-size="12pt" fo:font-weight="normal" officeooo:rsid="005cce28" officeooo:paragraph-rsid="005cce28" style:font-size-asian="10.5pt" style:font-weight-asian="normal" style:font-size-complex="12pt" style:font-weight-complex="normal"/>
    </style:style>
    <style:style style:name="P73" style:family="paragraph" style:parent-style-name="Standard">
      <style:text-properties fo:font-size="12pt" fo:font-weight="normal" officeooo:rsid="005e0111" officeooo:paragraph-rsid="005e0111" style:font-size-asian="10.5pt" style:font-weight-asian="normal" style:font-size-complex="12pt" style:font-weight-complex="normal"/>
    </style:style>
    <style:style style:name="P74"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75" style:family="paragraph" style:parent-style-name="Standard">
      <style:text-properties fo:font-size="12pt" fo:font-weight="normal" officeooo:rsid="005e61b6" officeooo:paragraph-rsid="005e61b6" style:font-size-asian="10.5pt" style:font-weight-asian="normal" style:font-size-complex="12pt" style:font-weight-complex="normal"/>
    </style:style>
    <style:style style:name="P76" style:family="paragraph" style:parent-style-name="Standard">
      <style:text-properties fo:font-size="12pt" fo:font-weight="normal" officeooo:rsid="006229ac" officeooo:paragraph-rsid="006229ac" style:font-size-asian="10.5pt" style:font-weight-asian="normal" style:font-size-complex="12pt" style:font-weight-complex="normal"/>
    </style:style>
    <style:style style:name="P77" style:family="paragraph" style:parent-style-name="Standard">
      <style:text-properties fo:font-size="12pt" fo:font-weight="normal" officeooo:rsid="00624410" officeooo:paragraph-rsid="00624410" style:font-size-asian="10.5pt" style:font-weight-asian="normal" style:font-size-complex="12pt" style:font-weight-complex="normal"/>
    </style:style>
    <style:style style:name="P78" style:family="paragraph" style:parent-style-name="Standard">
      <style:text-properties fo:font-size="12pt" fo:font-weight="normal" officeooo:rsid="0063adbb" officeooo:paragraph-rsid="0063adbb" style:font-size-asian="10.5pt" style:font-weight-asian="normal" style:font-size-complex="12pt" style:font-weight-complex="normal"/>
    </style:style>
    <style:style style:name="P79" style:family="paragraph" style:parent-style-name="Standard">
      <style:text-properties fo:font-size="12pt" fo:font-weight="normal" officeooo:rsid="0074ba71" officeooo:paragraph-rsid="0074ba71" style:font-size-asian="10.5pt" style:font-weight-asian="normal" style:font-size-complex="12pt" style:font-weight-complex="normal"/>
    </style:style>
    <style:style style:name="P80" style:family="paragraph" style:parent-style-name="Standard">
      <style:text-properties fo:font-size="12pt" fo:font-weight="bold" officeooo:rsid="005c10f5" officeooo:paragraph-rsid="005c10f5" style:font-size-asian="10.5pt" style:font-weight-asian="bold" style:font-size-complex="12pt" style:font-weight-complex="bold"/>
    </style:style>
    <style:style style:name="P81" style:family="paragraph" style:parent-style-name="Standard">
      <style:text-properties fo:font-size="12pt" fo:font-weight="bold" officeooo:rsid="005e0111" officeooo:paragraph-rsid="005e0111" style:font-size-asian="10.5pt" style:font-weight-asian="bold" style:font-size-complex="12pt" style:font-weight-complex="bold"/>
    </style:style>
    <style:style style:name="P82" style:family="paragraph" style:parent-style-name="Standard">
      <style:text-properties fo:font-size="12pt" fo:font-weight="bold" officeooo:rsid="005e61b6" officeooo:paragraph-rsid="005e61b6" style:font-size-asian="10.5pt" style:font-weight-asian="bold" style:font-size-complex="12pt" style:font-weight-complex="bold"/>
    </style:style>
    <style:style style:name="P83" style:family="paragraph" style:parent-style-name="Standard">
      <style:text-properties fo:font-size="12pt" fo:font-weight="bold" officeooo:rsid="005ef473" officeooo:paragraph-rsid="005ef473" style:font-size-asian="10.5pt" style:font-weight-asian="bold" style:font-size-complex="12pt" style:font-weight-complex="bold"/>
    </style:style>
    <style:style style:name="P84" style:family="paragraph" style:parent-style-name="Standard">
      <style:text-properties fo:font-size="12pt" fo:font-weight="bold" officeooo:rsid="0063adbb" officeooo:paragraph-rsid="0063adbb" style:font-size-asian="10.5pt" style:font-weight-asian="bold" style:font-size-complex="12pt" style:font-weight-complex="bold"/>
    </style:style>
    <style:style style:name="P85" style:family="paragraph" style:parent-style-name="Standard">
      <style:text-properties fo:font-size="12pt" fo:font-weight="bold" officeooo:rsid="0074ba71" officeooo:paragraph-rsid="0074ba71" style:font-size-asian="10.5pt" style:font-weight-asian="bold" style:font-size-complex="12pt" style:font-weight-complex="bold"/>
    </style:style>
    <style:style style:name="P86" style:family="paragraph" style:parent-style-name="Standard">
      <style:text-properties fo:font-size="12pt" fo:font-weight="bold" officeooo:rsid="00756571" officeooo:paragraph-rsid="00756571" style:font-size-asian="10.5pt" style:font-weight-asian="bold" style:font-size-complex="12pt" style:font-weight-complex="bold"/>
    </style:style>
    <style:style style:name="P87" style:family="paragraph" style:parent-style-name="Standard">
      <style:text-properties fo:font-size="12pt" fo:font-weight="bold" officeooo:rsid="00775af3" officeooo:paragraph-rsid="00775af3" style:font-size-asian="10.5pt" style:font-weight-asian="bold" style:font-size-complex="12pt" style:font-weight-complex="bold"/>
    </style:style>
    <style:style style:name="P88" style:family="paragraph" style:parent-style-name="Standard">
      <style:text-properties fo:font-size="12pt" fo:font-weight="bold" officeooo:rsid="00787ba0" officeooo:paragraph-rsid="00787ba0" style:font-size-asian="10.5pt" style:font-weight-asian="bold" style:font-size-complex="12pt" style:font-weight-complex="bold"/>
    </style:style>
    <style:style style:name="P89" style:family="paragraph" style:parent-style-name="Standard">
      <style:text-properties fo:font-size="12pt" fo:font-weight="bold" officeooo:rsid="007bf9f7" officeooo:paragraph-rsid="007bf9f7" style:font-size-asian="10.5pt" style:font-weight-asian="bold" style:font-size-complex="12pt" style:font-weight-complex="bold"/>
    </style:style>
    <style:style style:name="P90" style:family="paragraph" style:parent-style-name="Standard">
      <style:text-properties fo:font-size="12pt" fo:font-weight="bold" officeooo:rsid="007e0537" officeooo:paragraph-rsid="007e0537" style:font-size-asian="10.5pt" style:font-weight-asian="bold" style:font-size-complex="12pt" style:font-weight-complex="bold"/>
    </style:style>
    <style:style style:name="P91" style:family="paragraph" style:parent-style-name="Standard">
      <style:paragraph-properties fo:break-before="page"/>
      <style:text-properties fo:font-size="16pt" fo:font-weight="bold" officeooo:rsid="0063adbb" officeooo:paragraph-rsid="0063adbb" style:font-size-asian="14pt" style:font-weight-asian="bold" style:font-size-complex="16pt" style:font-weight-complex="bold"/>
    </style:style>
    <style:style style:name="P92" style:family="paragraph" style:parent-style-name="Standard">
      <style:paragraph-properties fo:break-before="page"/>
      <style:text-properties fo:font-size="16pt" fo:font-weight="bold" officeooo:rsid="0074ba71" officeooo:paragraph-rsid="0074ba71" style:font-size-asian="14pt" style:font-weight-asian="bold" style:font-size-complex="16pt" style:font-weight-complex="bold"/>
    </style:style>
    <style:style style:name="P93" style:family="paragraph" style:parent-style-name="Standard">
      <style:text-properties fo:font-size="16pt" fo:font-weight="normal" officeooo:rsid="0074ba71" officeooo:paragraph-rsid="0074ba71" style:font-size-asian="14pt" style:font-weight-asian="normal" style:font-size-complex="16pt" style:font-weight-complex="normal"/>
    </style:style>
    <style:style style:name="P94" style:family="paragraph" style:parent-style-name="Standard" style:list-style-name="L1">
      <style:text-properties fo:font-weight="normal" officeooo:rsid="001dc436" officeooo:paragraph-rsid="001dc436" style:font-weight-asian="normal" style:font-weight-complex="normal"/>
    </style:style>
    <style:style style:name="P95" style:family="paragraph" style:parent-style-name="Standard" style:list-style-name="L2">
      <style:text-properties fo:font-weight="normal" officeooo:rsid="001fa92c" officeooo:paragraph-rsid="001fa92c" style:font-weight-asian="normal" style:font-weight-complex="normal"/>
    </style:style>
    <style:style style:name="P96" style:family="paragraph" style:parent-style-name="Standard" style:list-style-name="L3">
      <style:text-properties fo:font-weight="normal" officeooo:rsid="001fa92c" officeooo:paragraph-rsid="001fa92c" style:font-weight-asian="normal" style:font-weight-complex="normal"/>
    </style:style>
    <style:style style:name="P97" style:family="paragraph" style:parent-style-name="Standard" style:list-style-name="L4">
      <style:text-properties fo:font-weight="normal" officeooo:rsid="002029a4" officeooo:paragraph-rsid="002029a4" style:font-weight-asian="normal" style:font-weight-complex="normal"/>
    </style:style>
    <style:style style:name="P98" style:family="paragraph" style:parent-style-name="Standard" style:list-style-name="L5">
      <style:text-properties fo:font-weight="normal" officeooo:rsid="0027fc81" officeooo:paragraph-rsid="0027fc81" style:font-weight-asian="normal" style:font-weight-complex="normal"/>
    </style:style>
    <style:style style:name="P99" style:family="paragraph" style:parent-style-name="Standard" style:list-style-name="L7">
      <style:text-properties fo:font-weight="normal" officeooo:rsid="005307db" officeooo:paragraph-rsid="005307db" style:font-weight-asian="normal" style:font-weight-complex="normal"/>
    </style:style>
    <style:style style:name="P100" style:family="paragraph" style:parent-style-name="Standard" style:list-style-name="L6">
      <style:text-properties fo:font-weight="bold" officeooo:rsid="003ede78" officeooo:paragraph-rsid="003ede78" style:font-weight-asian="bold" style:font-weight-complex="bold"/>
    </style:style>
    <style:style style:name="P101" style:family="paragraph" style:parent-style-name="Standard" style:list-style-name="L8">
      <style:text-properties fo:font-weight="bold" officeooo:rsid="006859de" officeooo:paragraph-rsid="006859de" style:font-weight-asian="bold" style:font-weight-complex="bold"/>
    </style:style>
    <style:style style:name="P102" style:family="paragraph" style:parent-style-name="Standard" style:list-style-name="L8">
      <style:text-properties fo:font-weight="bold" officeooo:rsid="006f609b" officeooo:paragraph-rsid="006f609b" style:font-weight-asian="bold" style:font-weight-complex="bold"/>
    </style:style>
    <style:style style:name="P103" style:family="paragraph" style:parent-style-name="Standard" style:list-style-name="L8">
      <style:text-properties officeooo:paragraph-rsid="0065154a"/>
    </style:style>
    <style:style style:name="P104" style:family="paragraph" style:parent-style-name="Standard">
      <style:text-properties fo:font-size="12pt" fo:font-weight="normal" officeooo:rsid="0074ba71" officeooo:paragraph-rsid="0074ba71" style:font-size-asian="10.5pt" style:font-weight-asian="normal" style:font-size-complex="12pt" style:font-weight-complex="normal"/>
    </style:style>
    <style:style style:name="P105" style:family="paragraph" style:parent-style-name="Standard" style:list-style-name="L9">
      <style:text-properties fo:font-size="12pt" fo:font-weight="normal" officeooo:rsid="0074ba71" officeooo:paragraph-rsid="0074ba71" style:font-size-asian="10.5pt" style:font-weight-asian="normal" style:font-size-complex="12pt" style:font-weight-complex="normal"/>
    </style:style>
    <style:style style:name="P106" style:family="paragraph" style:parent-style-name="Standard">
      <style:text-properties fo:font-size="12pt" fo:font-weight="normal" officeooo:rsid="00756571" officeooo:paragraph-rsid="00756571" style:font-size-asian="10.5pt" style:font-weight-asian="normal" style:font-size-complex="12pt" style:font-weight-complex="normal"/>
    </style:style>
    <style:style style:name="P107" style:family="paragraph" style:parent-style-name="Standard">
      <style:text-properties fo:font-size="12pt" fo:font-weight="normal" officeooo:rsid="00775af3" officeooo:paragraph-rsid="00775af3" style:font-size-asian="10.5pt" style:font-weight-asian="normal" style:font-size-complex="12pt" style:font-weight-complex="normal"/>
    </style:style>
    <style:style style:name="P108" style:family="paragraph" style:parent-style-name="Standard">
      <style:text-properties fo:font-size="12pt" fo:font-weight="normal" officeooo:rsid="00787ba0" officeooo:paragraph-rsid="00787ba0" style:font-size-asian="10.5pt" style:font-weight-asian="normal" style:font-size-complex="12pt" style:font-weight-complex="normal"/>
    </style:style>
    <style:style style:name="P109" style:family="paragraph" style:parent-style-name="Standard">
      <style:text-properties fo:font-size="12pt" fo:font-weight="normal" officeooo:rsid="007a5b75" officeooo:paragraph-rsid="007a5b75" style:font-size-asian="10.5pt" style:font-weight-asian="normal" style:font-size-complex="12pt" style:font-weight-complex="normal"/>
    </style:style>
    <style:style style:name="P110" style:family="paragraph" style:parent-style-name="Standard" style:list-style-name="L10">
      <style:text-properties fo:font-size="12pt" fo:font-weight="normal" officeooo:rsid="007bf9f7" officeooo:paragraph-rsid="007bf9f7" style:font-size-asian="10.5pt" style:font-weight-asian="normal" style:font-size-complex="12pt" style:font-weight-complex="normal"/>
    </style:style>
    <style:style style:name="P111" style:family="paragraph" style:parent-style-name="Standard">
      <style:text-properties fo:font-size="12pt" fo:font-weight="normal" officeooo:rsid="007e62fb" officeooo:paragraph-rsid="007e62fb" style:font-size-asian="10.5pt" style:font-weight-asian="normal" style:font-size-complex="12pt" style:font-weight-complex="normal"/>
    </style:style>
    <style:style style:name="P112" style:family="paragraph" style:parent-style-name="Standard">
      <style:text-properties fo:font-size="12pt" fo:font-weight="normal" officeooo:rsid="00801ae8" officeooo:paragraph-rsid="00801ae8" style:font-size-asian="10.5pt" style:font-weight-asian="normal" style:font-size-complex="12pt" style:font-weight-complex="normal"/>
    </style:style>
    <style:style style:name="P113" style:family="paragraph" style:parent-style-name="Standard" style:list-style-name="L11">
      <style:text-properties fo:font-size="12pt" fo:font-weight="normal" officeooo:rsid="00801ae8" officeooo:paragraph-rsid="00801ae8" style:font-size-asian="10.5pt" style:font-weight-asian="normal" style:font-size-complex="12pt" style:font-weight-complex="normal"/>
    </style:style>
    <style:style style:name="P114" style:family="paragraph" style:parent-style-name="Standard">
      <style:text-properties fo:font-size="12pt" fo:font-weight="normal" officeooo:rsid="0080d049" officeooo:paragraph-rsid="0080d049" style:font-size-asian="10.5pt" style:font-weight-asian="normal" style:font-size-complex="12pt" style:font-weight-complex="normal"/>
    </style:style>
    <style:style style:name="P115" style:family="paragraph" style:parent-style-name="Standard" style:list-style-name="L14">
      <style:text-properties fo:font-size="12pt" fo:font-weight="normal" officeooo:rsid="0080d049" officeooo:paragraph-rsid="0080d049" style:font-size-asian="10.5pt" style:font-weight-asian="normal" style:font-size-complex="12pt" style:font-weight-complex="normal"/>
    </style:style>
    <style:style style:name="P116" style:family="paragraph" style:parent-style-name="Standard" style:list-style-name="L10">
      <style:text-properties fo:font-size="12pt" fo:font-weight="bold" officeooo:rsid="007bf9f7" officeooo:paragraph-rsid="007bf9f7" style:font-size-asian="10.5pt" style:font-weight-asian="bold" style:font-size-complex="12pt" style:font-weight-complex="bold"/>
    </style:style>
    <style:style style:name="P117" style:family="paragraph" style:parent-style-name="Standard" style:list-style-name="L10">
      <style:text-properties fo:font-size="12pt" fo:font-weight="bold" officeooo:rsid="007e0537" officeooo:paragraph-rsid="007e0537" style:font-size-asian="10.5pt" style:font-weight-asian="bold" style:font-size-complex="12pt" style:font-weight-complex="bold"/>
    </style:style>
    <style:style style:name="P118" style:family="paragraph" style:parent-style-name="Standard">
      <style:text-properties fo:font-size="12pt" fo:font-weight="bold" officeooo:rsid="00801ae8" officeooo:paragraph-rsid="00801ae8" style:font-size-asian="10.5pt" style:font-weight-asian="bold" style:font-size-complex="12pt" style:font-weight-complex="bold"/>
    </style:style>
    <style:style style:name="P119" style:family="paragraph" style:parent-style-name="Standard" style:list-style-name="L12">
      <style:text-properties fo:font-size="12pt" fo:font-weight="bold" officeooo:rsid="00801ae8" officeooo:paragraph-rsid="00801ae8" style:font-size-asian="10.5pt" style:font-weight-asian="bold" style:font-size-complex="12pt" style:font-weight-complex="bold"/>
    </style:style>
    <style:style style:name="P120" style:family="paragraph" style:parent-style-name="Standard">
      <style:text-properties fo:font-size="12pt" fo:font-weight="bold" officeooo:rsid="0080d049" officeooo:paragraph-rsid="0080d049" style:font-size-asian="10.5pt" style:font-weight-asian="bold" style:font-size-complex="12pt" style:font-weight-complex="bold"/>
    </style:style>
    <style:style style:name="P121" style:family="paragraph" style:parent-style-name="Standard">
      <style:text-properties fo:font-size="12pt" fo:font-style="italic" fo:font-weight="bold" officeooo:rsid="0080d049" officeooo:paragraph-rsid="0080d049" style:font-size-asian="10.5pt" style:font-style-asian="italic" style:font-weight-asian="bold" style:font-size-complex="12pt" style:font-style-complex="italic" style:font-weight-complex="bold"/>
    </style:style>
    <style:style style:name="P122" style:family="paragraph" style:parent-style-name="Standard">
      <style:text-properties fo:font-size="12pt" fo:font-style="normal" fo:font-weight="normal" officeooo:rsid="0080d049" officeooo:paragraph-rsid="0080d049" style:font-size-asian="10.5pt" style:font-style-asian="normal" style:font-weight-asian="normal" style:font-size-complex="12pt" style:font-style-complex="normal" style:font-weight-complex="normal"/>
    </style:style>
    <style:style style:name="P123" style:family="paragraph" style:parent-style-name="Standard">
      <style:text-properties fo:font-size="12pt" fo:font-style="normal" fo:font-weight="normal" officeooo:rsid="00812af2" officeooo:paragraph-rsid="00812af2" style:font-size-asian="10.5pt" style:font-style-asian="normal" style:font-weight-asian="normal" style:font-size-complex="12pt" style:font-style-complex="normal" style:font-weight-complex="normal"/>
    </style:style>
    <style:style style:name="P124" style:family="paragraph" style:parent-style-name="Standard">
      <style:text-properties fo:font-size="12pt" fo:font-style="normal" fo:font-weight="bold" officeooo:rsid="0080d049" officeooo:paragraph-rsid="0080d049" style:font-size-asian="10.5pt" style:font-style-asian="normal" style:font-weight-asian="bold" style:font-size-complex="12pt" style:font-style-complex="normal" style:font-weight-complex="bold"/>
    </style:style>
    <style:style style:name="P125" style:family="paragraph" style:parent-style-name="Standard">
      <style:text-properties fo:font-size="12pt" fo:font-style="normal" fo:font-weight="bold" officeooo:rsid="00812af2" officeooo:paragraph-rsid="00812af2" style:font-size-asian="10.5pt" style:font-style-asian="normal" style:font-weight-asian="bold" style:font-size-complex="12pt" style:font-style-complex="normal" style:font-weight-complex="bold"/>
    </style:style>
    <style:style style:name="P126" style:family="paragraph" style:parent-style-name="Standard">
      <style:text-properties fo:font-size="12pt" fo:font-style="normal" fo:font-weight="bold" officeooo:rsid="00828556" officeooo:paragraph-rsid="00828556" style:font-size-asian="10.5pt" style:font-style-asian="normal" style:font-weight-asian="bold" style:font-size-complex="12pt" style:font-style-complex="normal" style:font-weight-complex="bold"/>
    </style:style>
    <style:style style:name="P127" style:family="paragraph" style:parent-style-name="Standard">
      <style:text-properties fo:font-size="14pt" fo:font-weight="bold" officeooo:rsid="0080929b" officeooo:paragraph-rsid="0080929b" style:font-size-asian="12.25pt" style:font-weight-asian="bold" style:font-size-complex="14pt" style:font-weight-complex="bold"/>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bold" officeooo:rsid="005a114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d663" style:font-weight-asian="normal" style:font-weight-complex="normal"/>
    </style:style>
    <style:style style:name="T7" style:family="text">
      <style:text-properties fo:font-weight="normal" officeooo:rsid="0023b16e" style:font-weight-asian="normal" style:font-weight-complex="normal"/>
    </style:style>
    <style:style style:name="T8" style:family="text">
      <style:text-properties fo:font-weight="normal" officeooo:rsid="0024836f" style:font-weight-asian="normal" style:font-weight-complex="normal"/>
    </style:style>
    <style:style style:name="T9" style:family="text">
      <style:text-properties fo:font-weight="normal" officeooo:rsid="00261de9" style:font-weight-asian="normal" style:font-weight-complex="normal"/>
    </style:style>
    <style:style style:name="T10" style:family="text">
      <style:text-properties fo:font-weight="normal" officeooo:rsid="003c93a4" style:font-weight-asian="normal" style:font-weight-complex="normal"/>
    </style:style>
    <style:style style:name="T11" style:family="text">
      <style:text-properties fo:font-weight="normal" officeooo:rsid="003e3b9e" style:font-weight-asian="normal" style:font-weight-complex="normal"/>
    </style:style>
    <style:style style:name="T12" style:family="text">
      <style:text-properties fo:font-weight="normal" officeooo:rsid="0040d9c3" style:font-weight-asian="normal" style:font-weight-complex="normal"/>
    </style:style>
    <style:style style:name="T13" style:family="text">
      <style:text-properties fo:font-weight="normal" officeooo:rsid="0042c18e" style:font-weight-asian="normal" style:font-weight-complex="normal"/>
    </style:style>
    <style:style style:name="T14" style:family="text">
      <style:text-properties fo:font-weight="normal" officeooo:rsid="004470cd"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fo:font-weight="normal" officeooo:rsid="005ef473" style:font-weight-asian="normal" style:font-weight-complex="normal"/>
    </style:style>
    <style:style style:name="T19" style:family="text">
      <style:text-properties fo:font-weight="normal" officeooo:rsid="00756571" style:font-weight-asian="normal" style:font-weight-complex="normal"/>
    </style:style>
    <style:style style:name="T20" style:family="text">
      <style:text-properties fo:font-weight="normal" officeooo:rsid="00775af3" style:font-weight-asian="normal" style:font-weight-complex="normal"/>
    </style:style>
    <style:style style:name="T21" style:family="text">
      <style:text-properties fo:font-weight="normal" officeooo:rsid="007a5b75" style:font-weight-asian="normal" style:font-weight-complex="normal"/>
    </style:style>
    <style:style style:name="T22" style:family="text">
      <style:text-properties fo:font-weight="normal" officeooo:rsid="007bf9f7" style:font-weight-asian="normal" style:font-weight-complex="normal"/>
    </style:style>
    <style:style style:name="T23" style:family="text">
      <style:text-properties fo:font-weight="normal" officeooo:rsid="007c04d4" style:font-weight-asian="normal" style:font-weight-complex="normal"/>
    </style:style>
    <style:style style:name="T24" style:family="text">
      <style:text-properties fo:font-weight="normal" officeooo:rsid="007da2a9" style:font-weight-asian="normal" style:font-weight-complex="normal"/>
    </style:style>
    <style:style style:name="T25" style:family="text">
      <style:text-properties fo:font-weight="normal" officeooo:rsid="007e0537" style:font-weight-asian="normal" style:font-weight-complex="normal"/>
    </style:style>
    <style:style style:name="T26" style:family="text">
      <style:text-properties fo:font-weight="normal" officeooo:rsid="00812af2" style:font-weight-asian="normal" style:font-weight-complex="normal"/>
    </style:style>
    <style:style style:name="T27" style:family="text">
      <style:text-properties officeooo:rsid="0021017f"/>
    </style:style>
    <style:style style:name="T28" style:family="text">
      <style:text-properties officeooo:rsid="002bf8b0"/>
    </style:style>
    <style:style style:name="T29" style:family="text">
      <style:text-properties officeooo:rsid="002fda8f"/>
    </style:style>
    <style:style style:name="T30" style:family="text">
      <style:text-properties officeooo:rsid="0031a42d"/>
    </style:style>
    <style:style style:name="T31" style:family="text">
      <style:text-properties officeooo:rsid="0033ded1"/>
    </style:style>
    <style:style style:name="T32" style:family="text">
      <style:text-properties officeooo:rsid="00354ca1"/>
    </style:style>
    <style:style style:name="T33" style:family="text">
      <style:text-properties officeooo:rsid="00373bce"/>
    </style:style>
    <style:style style:name="T34" style:family="text">
      <style:text-properties officeooo:rsid="0047712f"/>
    </style:style>
    <style:style style:name="T35" style:family="text">
      <style:text-properties officeooo:rsid="0047db4b"/>
    </style:style>
    <style:style style:name="T36" style:family="text">
      <style:text-properties officeooo:rsid="004a51a4"/>
    </style:style>
    <style:style style:name="T37" style:family="text">
      <style:text-properties officeooo:rsid="005a114f"/>
    </style:style>
    <style:style style:name="T38" style:family="text">
      <style:text-properties officeooo:rsid="005e0111"/>
    </style:style>
    <style:style style:name="T39" style:family="text">
      <style:text-properties officeooo:rsid="00616645"/>
    </style:style>
    <style:style style:name="T40" style:family="text">
      <style:text-properties officeooo:rsid="006229ac"/>
    </style:style>
    <style:style style:name="T41" style:family="text">
      <style:text-properties officeooo:rsid="00624410"/>
    </style:style>
    <style:style style:name="T42" style:family="text">
      <style:text-properties officeooo:rsid="0065154a"/>
    </style:style>
    <style:style style:name="T43" style:family="text">
      <style:text-properties fo:font-size="12pt" fo:font-weight="bold" officeooo:rsid="0063adbb" style:font-size-asian="10.5pt" style:font-weight-asian="bold" style:font-size-complex="12pt" style:font-weight-complex="bold"/>
    </style:style>
    <style:style style:name="T44" style:family="text">
      <style:text-properties fo:font-size="12pt" fo:font-weight="bold" officeooo:rsid="00664c8b" style:font-size-asian="10.5pt" style:font-weight-asian="bold" style:font-size-complex="12pt" style:font-weight-complex="bold"/>
    </style:style>
    <style:style style:name="T45" style:family="text">
      <style:text-properties fo:font-size="12pt" fo:font-weight="bold" officeooo:rsid="00666597" style:font-size-asian="10.5pt" style:font-weight-asian="bold" style:font-size-complex="12pt" style:font-weight-complex="bold"/>
    </style:style>
    <style:style style:name="T46" style:family="text">
      <style:text-properties fo:font-size="12pt" fo:font-weight="normal" style:font-size-asian="10.5pt" style:font-weight-asian="normal" style:font-size-complex="12pt" style:font-weight-complex="normal"/>
    </style:style>
    <style:style style:name="T47" style:family="text">
      <style:text-properties fo:font-size="12pt" fo:font-weight="normal" officeooo:rsid="0063adbb" style:font-size-asian="10.5pt" style:font-weight-asian="normal" style:font-size-complex="12pt" style:font-weight-complex="normal"/>
    </style:style>
    <style:style style:name="T48" style:family="text">
      <style:text-properties fo:font-size="12pt" fo:font-weight="normal" officeooo:rsid="0065154a" style:font-size-asian="10.5pt" style:font-weight-asian="normal" style:font-size-complex="12pt" style:font-weight-complex="normal"/>
    </style:style>
    <style:style style:name="T49" style:family="text">
      <style:text-properties fo:font-size="12pt" fo:font-weight="normal" officeooo:rsid="00664c8b" style:font-size-asian="10.5pt" style:font-weight-asian="normal" style:font-size-complex="12pt" style:font-weight-complex="normal"/>
    </style:style>
    <style:style style:name="T50" style:family="text">
      <style:text-properties fo:font-size="12pt" fo:font-weight="normal" officeooo:rsid="00666597" style:font-size-asian="10.5pt" style:font-weight-asian="normal" style:font-size-complex="12pt" style:font-weight-complex="normal"/>
    </style:style>
    <style:style style:name="T51" style:family="text">
      <style:text-properties fo:font-size="12pt" fo:font-weight="normal" officeooo:rsid="00673495" style:font-size-asian="10.5pt" style:font-weight-asian="normal" style:font-size-complex="12pt" style:font-weight-complex="normal"/>
    </style:style>
    <style:style style:name="T52" style:family="text">
      <style:text-properties fo:font-size="12pt" fo:font-weight="normal" officeooo:rsid="006a45cd" style:font-size-asian="10.5pt" style:font-weight-asian="normal" style:font-size-complex="12pt" style:font-weight-complex="normal"/>
    </style:style>
    <style:style style:name="T53" style:family="text">
      <style:text-properties fo:font-size="12pt" fo:font-weight="normal" officeooo:rsid="006b36d0" style:font-size-asian="10.5pt" style:font-weight-asian="normal" style:font-size-complex="12pt" style:font-weight-complex="normal"/>
    </style:style>
    <style:style style:name="T54" style:family="text">
      <style:text-properties fo:font-size="12pt" fo:font-weight="normal" officeooo:rsid="006bfb3c" style:font-size-asian="10.5pt" style:font-weight-asian="normal" style:font-size-complex="12pt" style:font-weight-complex="normal"/>
    </style:style>
    <style:style style:name="T55" style:family="text">
      <style:text-properties fo:font-size="12pt" fo:font-weight="normal" officeooo:rsid="006ccddb" style:font-size-asian="10.5pt" style:font-weight-asian="normal" style:font-size-complex="12pt" style:font-weight-complex="normal"/>
    </style:style>
    <style:style style:name="T56" style:family="text">
      <style:text-properties fo:font-size="12pt" fo:font-weight="normal" officeooo:rsid="006e3df9" style:font-size-asian="10.5pt" style:font-weight-asian="normal" style:font-size-complex="12pt" style:font-weight-complex="normal"/>
    </style:style>
    <style:style style:name="T57" style:family="text">
      <style:text-properties fo:font-size="12pt" fo:font-weight="normal" officeooo:rsid="006fc82e" style:font-size-asian="10.5pt" style:font-weight-asian="normal" style:font-size-complex="12pt" style:font-weight-complex="normal"/>
    </style:style>
    <style:style style:name="T58" style:family="text">
      <style:text-properties fo:font-size="12pt" fo:font-weight="normal" officeooo:rsid="00729bd1" style:font-size-asian="10.5pt" style:font-weight-asian="normal" style:font-size-complex="12pt" style:font-weight-complex="normal"/>
    </style:style>
    <style:style style:name="T59" style:family="text">
      <style:text-properties fo:font-size="12pt" fo:font-weight="normal" officeooo:rsid="0072f208" style:font-size-asian="10.5pt" style:font-weight-asian="normal" style:font-size-complex="12pt" style:font-weight-complex="normal"/>
    </style:style>
    <style:style style:name="T60" style:family="text">
      <style:text-properties fo:font-size="12pt" style:font-size-asian="10.5pt" style:font-size-complex="12pt"/>
    </style:style>
    <style:style style:name="T61" style:family="text">
      <style:text-properties fo:font-size="12pt" officeooo:rsid="00673495" style:font-size-asian="10.5pt" style:font-size-complex="12pt"/>
    </style:style>
    <style:style style:name="T62" style:family="text">
      <style:text-properties fo:font-size="12pt" officeooo:rsid="006a45cd" style:font-size-asian="10.5pt" style:font-size-complex="12pt"/>
    </style:style>
    <style:style style:name="T63" style:family="text">
      <style:text-properties fo:font-size="12pt" officeooo:rsid="006bfb3c" style:font-size-asian="10.5pt" style:font-size-complex="12pt"/>
    </style:style>
    <style:style style:name="T64" style:family="text">
      <style:text-properties style:text-position="0% 100%" fo:font-size="12pt" fo:font-weight="normal" officeooo:rsid="00666597" style:font-size-asian="10.5pt" style:font-weight-asian="normal" style:font-size-complex="12pt" style:font-weight-complex="normal"/>
    </style:style>
    <style:style style:name="T65" style:family="text">
      <style:text-properties officeooo:rsid="007bf9f7"/>
    </style:style>
    <style:style style:name="T66" style:family="text">
      <style:text-properties officeooo:rsid="007e0537"/>
    </style:style>
    <style:style style:name="T67" style:family="text">
      <style:text-properties officeooo:rsid="007e2071"/>
    </style:style>
    <style:style style:name="T68" style:family="text">
      <style:text-properties fo:font-style="italic" style:font-style-asian="italic" style:font-style-complex="italic"/>
    </style:style>
    <style:style style:name="T69" style:family="text">
      <style:text-properties fo:font-style="normal"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26">Rilevanza in ambito medico trascurata fino a tempi recenti. <text:span text:style-name="T1">Negli ultimi 30 anni hanno acquisito importanza in seguito all’aumento di pazienti immunocompromessi dovuti all’epidemia di HIV e all’aumento dei trapianti.</text:span></text:p>
      <text:p text:style-name="P27">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27">Il punto cruciale del medico non è la terapia ma fare diagnosi.</text:p>
      <text:p text:style-name="P27">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27">I miceti in passatto causavano tuttalpiù infezioni cutanee e superficiali, con la comparsa delle categorie di pazienti immunocompromessi si è iniziato ad osservare anche infezioni sistemiche.</text:p>
      <text:p text:style-name="P27"/>
      <text:p text:style-name="P28">I miceti sono sempre stati parte della vita di tutti i giorni, ad esempio <text:span text:style-name="T2">S. Cerevisiae</text:span> consente la lievitazione del pane e la produzione di alcolici.</text:p>
      <text:p text:style-name="P2">P. Infestans<text:span text:style-name="T5"> causò una carestia in irlanda nel 1845 che causò la morte di milioni di persone.</text:span></text:p>
      <text:p text:style-name="P28">Fleming nella ricerca sugli <text:span text:style-name="T2">S. aureus</text:span> osservò che sulle piastre contaminate da muffa rimaneva un alone attorno alla muffa nel quale non era cresciuto il batterio. Da lì isolò la penicillina.</text:p>
      <text:p text:style-name="P29">Il mughetto fu descritto da Ippocrate, il kerion da Celso.</text:p>
      <text:p text:style-name="P29"/>
      <text:p text:style-name="P29">I miceti sono organismi eucarioti, chemiosintetici, eterotrofi che si distinguono in due categorie:</text:p>
      <text:list text:style-name="L1">
        <text:list-item>
          <text:p text:style-name="P94">Lieviti (unicellulari).</text:p>
        </text:list-item>
        <text:list-item>
          <text:p text:style-name="P94">Ifomiceti (pluricellulari).</text:p>
        </text:list-item>
      </text:list>
      <text:p text:style-name="P29">Tutti si replicano per via asessuata, in alcuni è stata descritta anche la vita sessuata. Non è detto che non esista anche nelle specie in cui non è stata ancora osservata.</text:p>
      <text:p text:style-name="P29">Esistono più di 100000 specie di funghi, circa 100 rilevanti per le patologie nell’uomo.</text:p>
      <text:p text:style-name="P29"/>
      <text:p text:style-name="P29">Non si studiano qui le intossicazioni ma il parassitismo diretto o la introduzione di metaboliti tossici da parte di miceti unicellulari.</text:p>
      <text:p text:style-name="P30">Il lievito è una cellula ovalare molto più grnade di un batterio, eucariotica, che ha la caratteristica di replicarsi per gemmazione. </text:p>
      <text:p text:style-name="P30">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30">In due circostanze gli ifomiceti formano un setto completo:</text:p>
      <text:list text:style-name="L2">
        <text:list-item>
          <text:p text:style-name="P95"><text:soft-page-break/>Quando una parte va in necrosi.</text:p>
        </text:list-item>
        <text:list-item>
          <text:p text:style-name="P95">Prima del ciclo di vita sessuato.</text:p>
        </text:list-item>
      </text:list>
      <text:p text:style-name="P30">Si osservano vari tipi di micelio:</text:p>
      <text:list text:style-name="L3">
        <text:list-item>
          <text:p text:style-name="P96">Il micelio vegetativo che assorbe nutrimenti.</text:p>
        </text:list-item>
        <text:list-item>
          <text:p text:style-name="P96">Il micesio aereo che partecipa al ciclo di vita asessuato e sessuato.</text:p>
        </text:list-item>
      </text:list>
      <text:p text:style-name="P30">Gli ifomiceti nei quali è stato osservato un ciclo sessuato assumono un nome di genere differente rispetto allo stesso fungo che ha ciclo di vita asessuato. (Molto simpatici i biologi).</text:p>
      <text:p text:style-name="P30">Zigomiceti: aspetto morfologico nel ciclo di vita sessuato o asessuato è identico. </text:p>
      <text:p text:style-name="P30"/>
      <text:p text:style-name="P30">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5"><text:s/>La cellula maschile si chiama anteridio, la cellula femminile ascogonio, la cellula femminile riceve il nucleo maschile. Da essa si orgina l’ifa ascogena che da luogo agli aschi. L’ifa ascogena viene circondata dall’ascocarpo, a scopo di difesa della progenie. Es. Aspergillus, che nel ciclo sessuato si chiama Emericella.</text:span></text:p>
      <text:p text:style-name="P3">Basidiomiceti:<text:span text:style-name="T5"> danno luogo a basidiospore che si chiamano anche ballistospore, la singola basidiospora viene lanciata molto lontato, anche 6 cm. Es. cryptococcus neoformans.</text:span></text:p>
      <text:p text:style-name="P3">Zigomiceti: <text:span text:style-name="T5">sporngioforo e sporangiospora. </text:span><text:span text:style-name="T6">Hanno ife cenocitiche, ovvero con pochi setti o addirittura nessuno.</text:span></text:p>
      <text:p text:style-name="P31"/>
      <text:p text:style-name="P32">I lieviti si replicano per gemmazione, talvolta la gemma non si stacca dalla celula madre, nel complesso sembra quasi un’ifa ma i setti sono comunque completi (pseudoifa).</text:p>
      <text:p text:style-name="P32"/>
      <text:p text:style-name="P4"><text:span text:style-name="T5">Candida albicans in talune circostanze, (a 37°C </text:span><text:span text:style-name="T7">in terreno </text:span><text:span text:style-name="T8">inducente</text:span><text:span text:style-name="T7">, ad esempio</text:span><text:span text:style-name="T5"> in presenza di sieroalbumina bovina) è stato osservato che dà origine ad un tubo germinativo ovvero una vera e propria ifa, </text:span><text:span text:style-name="T7">quando cresce in forma ifale candida produce una citotossina, abbiamo un’infezione patologica</text:span><text:span text:style-name="T5">. </text:span>Fungo dimorfo<text:span text:style-name="T5">.</text:span></text:p>
      <text:p text:style-name="P33">Generalmente i funghi dimorfi sono patogeni, C.albicans invece in condizioni normali è presente in equilibrio con la flora locale dei vari distretti corporei. Diventa patogeno quando forma il tubo germinativo.</text:p>
      <text:p text:style-name="P33"/>
      <text:p text:style-name="P33">Tipi di micosi:</text:p>
      <text:list text:style-name="L4">
        <text:list-item>
          <text:p text:style-name="P97">Superficiali</text:p>
        </text:list-item>
        <text:list-item>
          <text:p text:style-name="P97">Cutanee</text:p>
        </text:list-item>
        <text:list-item>
          <text:p text:style-name="P97">Subcutanee</text:p>
        </text:list-item>
        <text:list-item>
          <text:p text:style-name="P97">Profonde</text:p>
        </text:list-item>
      </text:list>
      <text:p text:style-name="P4"><text:span text:style-name="T27">Micosi superficiale</text:span><text:span text:style-name="T5">: </text:span><text:span text:style-name="T8">Interessano gli strati cornei della cute. Es. </text:span><text:span text:style-name="T5">Malassezia furfur, si nutre di acidi grassi a catena lunga, la zona di cute infetta non si pigmenta quindi </text:span><text:soft-page-break/><text:span text:style-name="T5">appaiono come chiazze bianche a seguito dell’abbronzatura. È stato identificato un caso di infezione sistemica in un neonato prematuro. Non è facile da trattare (chi ce l’ha se lo tiene).</text:span></text:p>
      <text:p text:style-name="P5">Micosi cutanee: <text:span text:style-name="T5">Es. C.albicans, di solito non danno importanti risposte immunitarie. Causate da funghi </text:span>dermatofiti<text:span text:style-name="T5">. </text:span></text:p>
      <text:p text:style-name="P5">Micosi sottocutanee: <text:span text:style-name="T5">Sostenute da funghi che possono anche sostenere micosi cutanee e micosi profonde, ialoifomiceti e feoifomiceti (tallo trasparente e tallo pigmentato). </text:span><text:span text:style-name="T8">Praticamente mia visti in clinica.</text:span></text:p>
      <text:p text:style-name="P6">Infezioni sistemiche/profonde:<text:span text:style-name="T5"> funghi dimorfi classici, C.albicans, no dermatofiti, criptococco (unico lievito capsulato di interesse medico). </text:span><text:span text:style-name="T9">Cryptococcus neoformans nei pazienti immunocompromessi può dare infezione.</text:span></text:p>
      <text:p text:style-name="P34"/>
      <text:p text:style-name="P5">Infezioni endogene: <text:span text:style-name="T5">Infezioni opportuniste, normalmente presenti ma possono dare infezioni sistemiche quando le condizioni sono favorevoli, </text:span><text:span text:style-name="T9">ad esempio in terapia antibiotica i funghi già presenti trovano meno competizione da parte dei batteri (uccisi o rallentati dall’antibiotico) sia per quanto riguarda i nutrienti sia per il legame ai recettori cellulari.</text:span></text:p>
      <text:p text:style-name="P34"/>
      <text:p text:style-name="P7">Infezioni esogene: <text:span text:style-name="T5">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98">Finestre chiuse.</text:p>
        </text:list-item>
        <text:list-item>
          <text:p text:style-name="P98">Filtri nel sistema di areazione.</text:p>
        </text:list-item>
        <text:list-item>
          <text:p text:style-name="P98">Muri in superficie lavabile.</text:p>
        </text:list-item>
        <text:list-item>
          <text:p text:style-name="P98">Isolamento con l’esterno (niente visite).</text:p>
        </text:list-item>
        <text:list-item>
          <text:p text:style-name="P98">Il personale medico si deve cambiarsi e lavarsi le mani.</text:p>
        </text:list-item>
        <text:list-item>
          <text:p text:style-name="P98">Filtro pulito con flusso d’aria laminare.</text:p>
        </text:list-item>
        <text:list-item>
          <text:p text:style-name="P98">Tampone al paziente prima che sia indotta l’immunosoppressione.</text:p>
        </text:list-item>
      </text:list>
      <text:p text:style-name="P62">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p>
      <text:p text:style-name="P7"/>
      <text:p text:style-name="P39">Le lesioni da funghi sono tonde perché la colonia si sviluppa in modo centrifugo dal punto di inizio della colonia.</text:p>
      <text:p text:style-name="P39">Plot twist: i funghi disposti in cerchio nei boschi non sono un segno della presenza delle streghe.</text:p>
      <text:p text:style-name="P39"/>
      <text:p text:style-name="P39">Si usa il termine conidio per parlare del ciclo di vita asessuato, spora invece si riferisce al ciclo di vita sessuato. Negli zigomiceti si parla sempre di spore perché la morfologia non è distinguibile dal ciclo di vita sessuato a quello asessuato.</text:p>
      <text:p text:style-name="P40"/>
      <text:p text:style-name="P8"><text:soft-page-break/>La membrana citoplasmatica dei miceti</text:p>
      <text:p text:style-name="P35">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35">Gli steroli interferiscono anche con le proteine di membrana, come la chitina sintetasi. </text:p>
      <text:p text:style-name="P35">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36">I polieni potrebbero interferire anche con le cellule dell’ospite (legandosi al colesterolo invece che all’ergosterolo) però ciò richiede dosaggi 250 volte superiore ai livelli terapeutici.</text:p>
      <text:p text:style-name="P36"/>
      <text:p text:style-name="P9">La parete</text:p>
      <text:p text:style-name="P37">Conferisce rigidità, è la struttura, normalmente più esterna, che conferisce la forma e consente la sopravvivenza in ambienti ad osmolarità diversa.</text:p>
      <text:p text:style-name="P37">In ambiente naturale non possono sopravvivere senza parete, in condizioni sperimentali sì, si chiamano sferoplasti per via della loro forma.</text:p>
      <text:p text:style-name="P37">Nella parete si distingue una parte rigida ed una parte plastica.</text:p>
      <text:p text:style-name="P37">La parte rigida può essere costituita da cellulosa, glucano, chitina.</text:p>
      <text:p text:style-name="P37">La parte plastica è costituita da glucano o mannano. <text:span text:style-name="T28">Il mannano forma complessi con le proteine (formando le mannanoproteine).</text:span></text:p>
      <text:p text:style-name="P37">Il glucano non è sempre presente in tutti i funghi ma è molto diffuso, tanto che la ricerca di beta-D-glucano si usa per sapere se il paziente presenta un’infezione fungina.</text:p>
      <text:p text:style-name="P37"/>
      <text:p text:style-name="P38">Le mannanoproteine hanno peso molecolare diverso tra i lieviti e gli ifomiceti, <text:span text:style-name="T29">anche nelle due forme della stessa specie</text:span> (ad esempio in C. albicans) ciò comporta proprietà adesive diverse.</text:p>
      <text:p text:style-name="P41">Ad esempio C. albicans in forma ifale esprime una proteina di legame per C3d <text:span text:style-name="T29">ed una</text:span> protein<text:span text:style-name="T29">a</text:span> iC3d, omologa alla proteina CR3 <text:span text:style-name="T29">che </text:span>può legare la porzione cristallizzabile dell’anticorpo, può quindi bloccare la risposta indotta da anticorpo. <text:span text:style-name="T30">La proteina CR3-simile si lega alla sequenza RGD (arginina, glicina, aspartato) presente in molte proteine di mammifero. Dato che la proteina iC3b è espressa solo nella forma ifale è necessaria la transizione per causare patologie.</text:span></text:p>
      <text:p text:style-name="P42">L’<text:span text:style-name="T2">adesività</text:span> è un fattore essenziale per instaurare un processo infettivo, elimina o riduce la capacità di eliminare il patogeno. <text:span text:style-name="T31">Quando C. albicans fa la transizione a forma ifale acquisisce la capacità di produrre una tossina, la </text:span><text:span text:style-name="T3">candidalisina</text:span><text:span text:style-name="T31">. La </text:span><text:soft-page-break/><text:span text:style-name="T31">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32">la candidalisina ed Als3 attivano EGFR ed </text:span><text:span text:style-name="T33">impedisce la degradazione del complessso</text:span><text:span text:style-name="T32"> </text:span><text:span text:style-name="T33">EGFR-</text:span><text:span text:style-name="T32">EphA2,</text:span><text:span text:style-name="T31"> l’attivazione di EGFR induce una riposta di tipo infiammatorio.</text:span></text:p>
      <text:p text:style-name="P43">Altro fattore di virulenza di C. albicans è <text:span text:style-name="T2">Als3</text:span>, che consente al microorganismo di aderire ed invadere la cellula ospite. </text:p>
      <text:p text:style-name="P44">Per discriminare grossolanamente una infezione fungina da una batterica si usa la ricerca di beta-d-glucano, non è presente in tutti i funghi ma in tanti si, la sua assenza permette quindi di escludere la maggior parte delle infezioni fungine.</text:p>
      <text:p text:style-name="P45">Als3 induce la cellula ospite a fagocitare l’ifa, si forma quindi un vacuolo in cui si accumula candidalisina.</text:p>
      <text:p text:style-name="P46">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46">C.albicans è caratterizzata da idrofobicità della superficie, che aumenta durante la germinazione.</text:p>
      <text:p text:style-name="P46">Altri fattori prodotti da C. albicans sono le aspartil proteasi che svolgono attività proteolitica importante per l’invazione tissutale e colonizzazione.</text:p>
      <text:p text:style-name="P10"><text:span text:style-name="T5">Antimicotici che agiscono sulla parate: </text:span>Echinocandine: <text:span text:style-name="T5">inibiscono la sintesi di beta-D-glucano, evidentemente non agisce su quei funghi che non presentano beta-D-glucano nella parete.</text:span></text:p>
      <text:p text:style-name="P10"><text:span text:style-name="T5"/></text:p>
      <text:p text:style-name="P11">Switching fenotipico:<text:span text:style-name="T5"> è un diverso aspetto morfologico della colonia </text:span><text:span text:style-name="T10">in condizioni di crescita differenti, ad esempio con l’esposizione a raggi UV.</text:span></text:p>
      <text:p text:style-name="P11"><text:span text:style-name="T10"/></text:p>
      <text:p text:style-name="P12">Produzione di biofilm:<text:span text:style-name="T5"> comunità di microorganismi adesi ad una superficie solida, i microorganismi crescono in più strati di cui il più superficiale protegge quelli sottostanti dall’azione dei farmaci. Le cellule alla base sono dette </text:span>persistenti<text:span text:style-name="T5"> e sono quiescenti. Prima si pensava che lo facesse solo C. albicans, adesso si pensa che lo facciano praticamente tutti. </text:span><text:span text:style-name="T11">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3">Si possono avere biofilm misti costituiti da più specie di microorganismi.</text:p>
      <text:p text:style-name="P53">Le cellule del biofilm sono immerse in una matrice costituita da proteine sintetizzate da loro e proteine dell’ospite.</text:p>
      <text:p text:style-name="P53">Le cellule del biofilm mostrano un fenotipo differente dalle stesse cellule in forma planctonica.</text:p>
      <text:p text:style-name="P54">In realtà il biofilm non è una lamina compatta ma “a fungo” quindi alcune parti si possono staccare ed invadere altre sedi.</text:p>
      <text:p text:style-name="P13">Enzimi:</text:p>
      <text:list text:style-name="L6">
        <text:list-item>
          <text:p text:style-name="P100">Fosfolipasi:<text:span text:style-name="T5"> idrolizzano i fosfolipidi di membrana dell’ospite.</text:span></text:p>
        </text:list-item>
        <text:list-item>
          <text:p text:style-name="P100"><text:soft-page-break/>Aspartil proteinasi extracellulari</text:p>
        </text:list-item>
      </text:list>
      <text:p text:style-name="P13"/>
      <text:p text:style-name="P13">Mughetto<text:span text:style-name="T5">: infezione tipica del neonato prematuro sostenuta da C. albicans. </text:span><text:span text:style-name="T12">Nell’adulto immunodepresso forma infezioni orali, è uno dei primi segni di AIDS, quindi è il caso di fare un test per HIV.</text:span></text:p>
      <text:p text:style-name="P13"><text:span text:style-name="T12"/></text:p>
      <text:p text:style-name="P15">Candida Auris </text:p>
      <text:p text:style-name="P58">[nota di servizio: C. auris è stata inserita nel programma di esame].</text:p>
      <text:p text:style-name="P55">È un microorganismo emergente, scoperta in Giappone, isolata dal condotto uditivo di un soggetto nel 2019, casi in corea, india kuwait, kenya, sudafrica, norvegia, regno unito, germania, italia, ecc…</text:p>
      <text:p text:style-name="P56">CDC e WHO hanno inserito C. auris nella categoria “gravi minacce in ambiente ospedaliero”.</text:p>
      <text:p text:style-name="P14"><text:span text:style-name="T13">C.</text:span><text:span text:style-name="T5">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3">Sono molto resistenti ai farmaci, es. il 93% sono resitenti al fluconazolo.</text:span></text:p>
      <text:p text:style-name="P57">Disinfettanti a base di cloro e perossido di idrogeno hanno una buona efficacia.</text:p>
      <text:p text:style-name="P57">L’infezione nosocomiale si manifesta tra 10 e 50 giorni dopo l’infezione, l’infezione sistemica ha mortalità tra il 30 e il 60%.</text:p>
      <text:p text:style-name="P16"><text:span text:style-name="T5">Candida auris r</text:span><text:span text:style-name="T14">imane vitale</text:span><text:span text:style-name="T5"> a 42°C, incubando a 40°C si isola rispetto agli altri microorganismi. </text:span><text:span text:style-name="T14">È tollerante a NaCl, si aggrega in cluster cellulari difficili da disperdere.</text:span></text:p>
      <text:p text:style-name="P17"><text:span text:style-name="T5"/></text:p>
      <text:p text:style-name="P17">Cryptococcus neoformans</text:p>
      <text:p text:style-name="P47">(per convenzione i miceti che hanno entrambi i cicli riprod<text:span text:style-name="T34">uttivi si indicano con il nome del ciclo asessuato, però da ora in avanti si parla del ciclo sessuato. Non ci hai capito niente? Neanche noi).</text:span></text:p>
      <text:p text:style-name="P48">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35">I macrofagi sono quindi la riserva di infezione in attesa che le condizioni diventino favorevoli all’infezione sistemica (immunodepressione).</text:span></text:p>
      <text:p text:style-name="P49">Il criptococco ha un particolare tropismo per il sistema nervoso centrale, induce quindi meningoencefalite, letale nella maggior parte dei casi.</text:p>
      <text:p text:style-name="P49"/>
      <text:p text:style-name="P50">Essendo capsulato per avere la fagocitosi servirebbero anticorpi anti-capsula ma essi non esistono, quindi per fagocitare servono fattori complementari. Nel sistema nervoso centrale ci sono meno fattori complementari, <text:span text:style-name="T36">inoltre probabilmente la presenza di creatinina ed asparagina sono fattori di crescita.</text:span></text:p>
      <text:p text:style-name="P50"><text:soft-page-break/></text:p>
      <text:p text:style-name="P50">In presenza di composti fenolici cryptococcus produce pigmenti (che rappresentano anche fattori di virulenza) <text:s/>tramite un enzima di membrana, nel tessuto nervoso trova substrati fenolici rappresentati dalle catecolamine.</text:p>
      <text:p text:style-name="P50"/>
      <text:p text:style-name="P50">Si distinguono 5 fenotipi:</text:p>
      <text:p text:style-name="P50">A: grubii</text:p>
      <text:p text:style-name="P50">B e C: gattii</text:p>
      <text:p text:style-name="P50">D: neoformans</text:p>
      <text:p text:style-name="P50">AD: lieviti derivati dalla fusione dei ceppi A e D</text:p>
      <text:p text:style-name="P50"/>
      <text:p text:style-name="P50">Il principale fattore di rischio è la linfocitopenia CD4+ (es. AIDS). È molto diffusa in africa per la diffusione dell’HIV e per la mancanza di cure che invece sono disponibili in occidente.</text:p>
      <text:p text:style-name="P51">Vettori di infezione sono <text:span text:style-name="T36">ad esempio le feci di piccione, si può avere infezione anche tramite cibi non lavati.</text:span></text:p>
      <text:p text:style-name="P51"/>
      <text:p text:style-name="P52">Ci può essere una fase in cui l’infezione è cutanea, si può quindi fare una diagnosi precoce ed iniziare una terapia prima che l’infezione raggiunga il sistema nervoso centrale.</text:p>
      <text:p text:style-name="P52"/>
      <text:p text:style-name="P52">La riserva sono i macrofagi polmonari all’interno dei quali non può essere raggiunto da farmaci e cellule dell’immunità, viene rilasciato tramite esocitosi o lisi.</text:p>
      <text:p text:style-name="P52"/>
      <text:p text:style-name="P59">Il lievito produce melanina che lo protegge dai raggi UV.</text:p>
      <text:p text:style-name="P59">In ambiente arido la capsula essica e collassa proteggendo il lievito dalla disidratazione e riducendone le dimensioni in modo da rendere possibile l’infezione tramite inalazione.</text:p>
      <text:p text:style-name="P59"/>
      <text:p text:style-name="P18">Struttura della capsula di C. neoformans: <text:span text:style-name="T5">glucoronozil-mannano, polimero dormato da na struttura di mannosio sostituita con acido glucuronico e xilosio, il rapporto xilosio, glucuronato, mannosio varia da 1:1:3 a 4:1:3 nei vari sierotipi.</text:span></text:p>
      <text:p text:style-name="P18"><text:span text:style-name="T5"/></text:p>
      <text:p text:style-name="P63">La principale opsonina che agisce contro C. neoformans è la proteina complementare C3, in caso di sepsi si ha notevole deplezione di quest’ultima, il che fa diminuire ulteriormente la sua concentrazione a livello del SNC.</text:p>
      <text:p text:style-name="P19"><text:span text:style-name="T5"/></text:p>
      <text:p text:style-name="P63">La capsula permette al lievito di non essere ucciso una volta fagocitato dal macrofago respiratorio, inibisce le citochine, inibisce il recruitment dei leucociti, induce le cellule T soppressorie, inibisce la presenza dell’antigene ed inibisce la proliferazione linfocitaria.</text:p>
      <text:p text:style-name="P19"><text:span text:style-name="T5"/></text:p>
      <text:p text:style-name="P64">Sono in studio vaccini in cui si prova a stimolare risposta immunitaria contro componenti capsulari coniugando questi ultimi con componenti proteiche. </text:p>
      <text:p text:style-name="P20"><text:soft-page-break/><text:span text:style-name="T5">È un microorganismo non esigente, cresce bene in un ampio range di condizioni, lega molto bene il ferro (importante fattore di crescita ma nell’ospite è legato a proteine).</text:span></text:p>
      <text:p text:style-name="P52"/>
      <text:p text:style-name="P20">Aspergillus</text:p>
      <text:p text:style-name="P60">Microorganismo ubuquitario, presente in suolo, vegetazione, detriti organici, polvere delle costruzioni, medicaizioni aperte, borse da dialisi rotte, sistemi di ventilazione.</text:p>
      <text:p text:style-name="P60">Le patologie causate possono essere dovute a:</text:p>
      <text:list text:style-name="L7">
        <text:list-item>
          <text:p text:style-name="P99">Intossicazione (aflatossina prodotta dal lievito).</text:p>
        </text:list-item>
        <text:list-item>
          <text:p text:style-name="P99">Allergia.</text:p>
        </text:list-item>
        <text:list-item>
          <text:p text:style-name="P99">Aspergillosi disseminata.</text:p>
        </text:list-item>
      </text:list>
      <text:p text:style-name="P21">Asma estrinseca.</text:p>
      <text:p text:style-name="P60"><text:span text:style-name="T2">Alveolite allergica estrinseca</text:span>: es. fenomeno di Arthus: formazione di complessi solubili, induce danno tissutale che può portare a fibrosi polmonare irreversibile.</text:p>
      <text:p text:style-name="P60"><text:span text:style-name="T2">Aspergillosi broncopolmonare allergica</text:span>: fibrosi polmonare irreversibile, IgG, IgE.</text:p>
      <text:p text:style-name="P60"><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60"/>
      <text:p text:style-name="P60">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60"/>
      <text:p text:style-name="P60">La presenza dell’aspergillus può significare che il paziente è colonizzato, è infetto oppure il tampone è stato contaminato. La distinzione tra paziente colonizzato e paziente infetto si fa in base alla condizione clinica del paziente.</text:p>
      <text:p text:style-name="P60"/>
      <text:p text:style-name="P61">Il tempo di incubazione varia in base al tipo di microorganismo, gli ifomiceti sono molto più lenti dei lieviti, in alcuni casi per i dermatofiti sono necessari anche 15-21 giorni.</text:p>
      <text:p text:style-name="P61"/>
      <text:p text:style-name="P22">Dermatofiti</text:p>
      <text:p text:style-name="P22"><text:span text:style-name="T5">Infezioni cutanee, normalmente si contraggono dagli animali </text:span><text:span text:style-name="T16">(zoofili)</text:span><text:span text:style-name="T5">. </text:span><text:span text:style-name="T15">Ne esistono però anche di antropofili </text:span><text:span text:style-name="T16">e di geofili.</text:span></text:p>
      <text:p text:style-name="P65">Hanno necessità di nutrirsi di cheratina, possono quindi colonizzare tutto ciò che contiene cheratina (cute, capelli, unghie, ecc…). Rompono i ponti disolfuro tra le molecole di cheratina.</text:p>
      <text:p text:style-name="P65">Si può avere parassitismo di vario tipo:</text:p>
      <text:p text:style-name="P23">Ectothrix:<text:span text:style-name="T5"> Invade l’interno del capello, gli artroconidi formano una guaina all’esterno.</text:span></text:p>
      <text:p text:style-name="P23">Endothrix:<text:span text:style-name="T5"> Sia le ife che gli artroconidi sono localizzati all’interno.</text:span></text:p>
      <text:p text:style-name="P23"><text:soft-page-break/>Favoso:<text:span text:style-name="T5"> All’interno del capello si trovano un miscuglio di filamenti miceliali e globuli di grasso.</text:span></text:p>
      <text:p text:style-name="P23"><text:span text:style-name="T5"/></text:p>
      <text:p text:style-name="P23"><text:span text:style-name="T5">Nei dermatofiti si possono avere </text:span>microconidi<text:span text:style-name="T5"> (singoli conidi unicellulari) o </text:span>macroconidi<text:span text:style-name="T5"> (multicellulari </text:span><text:span text:style-name="T17">= cocomero</text:span><text:span text:style-name="T5">)</text:span>.<text:span text:style-name="T5"> </text:span></text:p>
      <text:p text:style-name="P23"><text:span text:style-name="T5"/></text:p>
      <text:p text:style-name="P66">Diagnosi Microbiologica</text:p>
      <text:p text:style-name="P68">ha lo scopo di identificare l’agente eziologico che sostiene la malattia infettiva.</text:p>
      <text:p text:style-name="P68">Si può realizzare tramite strumenti di diagnosi diretta oppure indiretta.</text:p>
      <text:p text:style-name="P68">Diagnosi diretta: Isolamento dell’agente patogeno in coltura.</text:p>
      <text:p text:style-name="P68">Diagnosi indiretta: identificazione della risposta immunitaria dell’ospite</text:p>
      <text:p text:style-name="P69">Cosa si intende per germi comuni? Germi la cui coltura si realizza sui comuni terreni di coltura (elencati nel corso di batteriologia).</text:p>
      <text:p text:style-name="P69"><text:span text:style-name="T4">A</text:span><text:span text:style-name="T2">gar-sabaurot</text:span> specifico per i lieviti <text:span text:style-name="T37">perché contiene antibiotici che inibiscono i batteri.</text:span></text:p>
      <text:p text:style-name="P69">Il terreno <text:span text:style-name="T2">agar </text:span><text:span text:style-name="T4">M</text:span><text:span text:style-name="T2">ac</text:span><text:span text:style-name="T4">C</text:span><text:span text:style-name="T2">onkey</text:span> è selettivo per i Gram- e permette di discriminare i microorganismi che fermentano il lattosio grazie ai pigmenti pH-sensibili. </text:p>
      <text:p text:style-name="P70"><text:span text:style-name="T2">Agar sale-mannite</text:span>: Selettivo per gli stafilococchi, ala concentrazione di sale, è discriminativo grazie alla presenza del mannitolo, permettendo di identificare S. aureus.</text:p>
      <text:p text:style-name="P70"/>
      <text:p text:style-name="P70">La ricerca di germi comuni comprende anche i lieviti, per la ricerca di ifomiceti servono tecniche specifiche, anche a causa della loro lenta crescita.</text:p>
      <text:p text:style-name="P71">A seconda del quadro clinico si sceglie la tipologia di campione da inviare in laboratorio.</text:p>
      <text:p text:style-name="P71">L’identificazione si fa in colutra pura, ad esempio una subcoltura prendendo una singola colonia.</text:p>
      <text:p text:style-name="P71"/>
      <text:p text:style-name="P80">Diluizione limite:</text:p>
      <text:p text:style-name="P71">Prima dei terreni solidi per isolare una coltura pura si faceva una diluizione progressiva fino a che solo una parte delle provette si intorbidiva, non si aveva la certezza che l’intorbidimento fosse dovuto ad una singola specie.</text:p>
      <text:p text:style-name="P71"/>
      <text:p text:style-name="P72">Una colonia è (teoricamente, in realtà esistono le mutazioni) prodotta da una singola cellula che ha proliferato generando <text:span text:style-name="T38">un insieme macroscopicamente visibile di </text:span>cellule u<text:span text:style-name="T38">guali</text:span> a se stessa.</text:p>
      <text:p text:style-name="P73">La forma del rilievo formato dalla colonia dipende dalla specie microbica. Es. la colonia vecchia di S. pneumoniae assume aspetto ombelicato. </text:p>
      <text:p text:style-name="P73">Il margine è un altra caratteristica distintiva.</text:p>
      <text:p text:style-name="P73"/>
      <text:p text:style-name="P73">Nel terreno liquido si inclina la provetta per liberare una parte di vetro prima coperto dal terreno, poi si depositano i microorganismi e si riporta la provetta in verticale sommergendo i microorganismi.</text:p>
      <text:p text:style-name="P73"><text:soft-page-break/>Esistono i terreni <text:span text:style-name="T2">a becco di clarino</text:span>, terreni solidi fatti solidificare in una provetta in posizione obliqua. Viene seminato con un ago da infissione, mentre si estrae l’ago si semina anche in superficie. Nel corpo del tessuto non si ha presenza di ossigeno in superficie si, si evidenziano le differenti vie metaboliche (eventualmente) messe in atto dal batterio a seconda dell’esposizione all’ossigeno. </text:p>
      <text:p text:style-name="P73"/>
      <text:p text:style-name="P73"><text:span text:style-name="T2">Agar sangue</text:span>: Permette di far crescere microorganismi catalasi-negativi: se il microorganismo produce perossido di idrogeno e non esprime catalasi (perossidasi) il microorganismo uccide se stesso. Per far crescere questi microorganismi è necessario fornire catalasi. Nel terreno agar sangue (ma anche agar cioccolato) ciò avviene grazie al fatto che nella membrana dei globuli rossi è presente catalasi. Agar sangue permette di distinguere gli stafilococchi in base alle proprietà emolitiche.</text:p>
      <text:p text:style-name="P73"><text:span text:style-name="T2">Alfa-emolitici:</text:span> fanno virare il terreno dal rosso al verde a causa della produzione di biliverdina (viridanti).</text:p>
      <text:p text:style-name="P73"><text:span text:style-name="T2">Beta-emolitici</text:span>: emolisi completa.</text:p>
      <text:p text:style-name="P73"><text:span text:style-name="T2">Gamma-emolitici</text:span>: attorno alla colonia non è osservabile un alone di emolisi.</text:p>
      <text:p text:style-name="P73">Ad esempio per identificare S. pyogenes (colonie piccolissime, beta-emolitico) si osserva la piastra in controluce alla ricerca dell’alone di emolisi.</text:p>
      <text:p text:style-name="P73"/>
      <text:p text:style-name="P81">Agar sale-mannite: <text:span text:style-name="T5">Permette di selezionare organismi alofili (grazie al sale) e di discriminare quelli che acidificano il terreno.</text:span></text:p>
      <text:p text:style-name="P81"><text:span text:style-name="T5"/></text:p>
      <text:p text:style-name="P81">Agar McConkey:<text:span text:style-name="T5"> Contiene sali biliari che impediscono la crescita dei Gram- e lattosio che permette di discriminare gli organismi lattosio-fermentanti.</text:span></text:p>
      <text:p text:style-name="P81"><text:span text:style-name="T5"/></text:p>
      <text:p text:style-name="P82">Agar Salmonella-Shigella: <text:span text:style-name="T5">Contiene sali biliari a concentrazioni molto più elevate, seleziona gli enterobatteri che proliferano nella colecisti. Arricchito anche da una sorgente di zolfo e ferro ferrico perché Salmonella producendo H2S (partendo dallo zolfo) e questo reagendo con il ferro precipita al centro della colonia sottoforma di FeS formando un “puntino” visibile.</text:span></text:p>
      <text:p text:style-name="P82"><text:span text:style-name="T5"/></text:p>
      <text:p text:style-name="P82"><text:span text:style-name="T5">Oltre alle esigenze </text:span>organiche<text:span text:style-name="T5"> (nutrienti) si devono soddisfare le esigenze </text:span>inorganiche<text:span text:style-name="T5"> della specie batterica (es. presenza di ossigeno, condizioni di microaerofilia condizioni di bassa concentrazione di ossigeno). (Per realizzare la microaerofilia si usano bustine che </text:span><text:span text:style-name="T18">rilasciano</text:span><text:span text:style-name="T5"> agenti riducenti che consumano l’ossigeno oppure accendendo una candela nella giara ermetica in cui si trovano le piastre).</text:span></text:p>
      <text:p text:style-name="P75">Per lavorare con microorganismi anaerobi stretti (sono distrutti dalle specie reattive che si formano in presenza di ossigeno perché non hanno meccanismi di difesa oppure l’ossigeno danneggia particolari specie chimiche necessarie alla vita del batterio) si deve usare una cappa specifica, completamente sigillata (glovebox) riempita con gas inerte (es. azoto).</text:p>
      <text:p text:style-name="P82"><text:soft-page-break/><text:span text:style-name="T5">Alcuni microorganismi necessitano di ioni particolari (fosfato, potassio, magnesio, rame, ecc…).</text:span></text:p>
      <text:p text:style-name="P82">Condizioni fisiche:<text:span text:style-name="T5"> Temperatura, pH, osmolarità del terreno. Da considerare anche in caso di risultato negativo: il patogeno che sostiene l’infezione potrebbe non essersi riprodotto perché l’esame per germi comuni non soddisfaceva le condizioni adatte alla proliferazione (es. colera).</text:span></text:p>
      <text:p text:style-name="P82"><text:span text:style-name="T5"/></text:p>
      <text:p text:style-name="P83">S. pyogenes <text:span text:style-name="T5">esprime due emolisine: una ossigeno-stabile ed una ossigeno-labile deve quindi essere coltivato sia in condizioni normali che in atmosfera microaerofila per osservare l’azione di entrambe.</text:span></text:p>
      <text:p text:style-name="P83"><text:span text:style-name="T5"/></text:p>
      <text:p text:style-name="P67">Test Primari</text:p>
      <text:p text:style-name="P74">Permettono di distinguere le specie batteriche anche in base alle proprietà tintoriali.</text:p>
      <text:p text:style-name="P74">Es. colorazione di Gram, acido-resistenza, forma, spore, mobilità <text:span text:style-name="T40">(semina per infissione in terreno semisolido a bassa concentrazione di agar, si osserva se il germe è cresciuto solo nel sito di infissione oppure si è diffuso)</text:span>, crescita in aria <text:span text:style-name="T40">(permette di determinare se il microogranismo è aerobio oppure anaerobio facoltativo o obbligato)</text:span>, catalasi <text:span text:style-name="T39">(si deposita sopra la colonia una goccia di perossido di idrogeno, se il microorganismo contiene catalasi si osserva la formazione di bolle. </text:span><text:span text:style-name="T40">I germi che non presentano catalasi sono uccisi velocemente dal perossido di idrogeno prodotto da loro stessi a meno che non sia presente catalasi nel terreno, esempio sangue o cioccolato</text:span><text:span text:style-name="T39">) </text:span>, ossidasi, glucosio, test O/F <text:span text:style-name="T40">(ossidazione/fermentazione, test metabolico complesso e ormai superato)</text:span>.</text:p>
      <text:p text:style-name="P74"/>
      <text:p text:style-name="P76">Dopo aver seminato il campione sui terreni comuni si incuba per 48, con osservazione intermedia a 24 ore. Per procedere all’identificazione delle colonie eventualmente presenti si eseguono i test primari.</text:p>
      <text:p text:style-name="P76"/>
      <text:p text:style-name="P76">Prima si usavano le “tabelle di diagnosi”. Adesso sono usate le “gallerie” in cui si inserisce la sospensione microbica a concentrazione specificata dalla casa produttrice (la concentrazione della sospensione si misura al densitometro <text:span text:style-name="T42">ottico</text:span>). La galleria contiene substrati liofilizzati che vanno in soluzione nella sospensione realizzando in differenti pozzetti test che prima richiedevano provette separate. Dal profilo risultante si realizza l’identificazione microbica. Nel frattempo i pozzetti sono passati da circa una decina a 64, che vengono lavorati tramite uno strumento apposito che provvede a riempire i pozzetti con la sospensione microbica e a sigillare la cannuccia di riempimento, a cui segue l’incubazione ed il confronto tra i dati rilevati ed il database. <text:span text:style-name="T41">Occasionalmente si riscontrano identificazione incerte tra più specie, molto spesso in questi casi il problema è che la sospensione iniziale non deriva da una coltura pura.</text:span></text:p>
      <text:p text:style-name="P77">Un setup simile si usa per l’antibiogramma con pozzetti contenenti antibiotici diversi.</text:p>
      <text:p text:style-name="P91">Antibiogramma</text:p>
      <text:p text:style-name="P78">Valutazione della suscettibilità microbica verso un certo numero di composti (farmaci) ad azione antimicrobica.</text:p>
      <text:p text:style-name="P78"><text:span text:style-name="T2">MIC</text:span>: Concentrazione minima inibente.</text:p>
      <text:p text:style-name="P78"><text:span text:style-name="T2">MBC</text:span>: Concentrazione minima battericida. Riduce di almeno 3 unità logaritmiche la concentrazione batterica rispetto all’inoculo iniziale.</text:p>
      <text:p text:style-name="P78"/>
      <text:p text:style-name="P84">Metodi in terreno solido:</text:p>
      <text:list text:style-name="L8">
        <text:list-item>
          <text:p text:style-name="P103"><text:span text:style-name="T43">Kirby-Bauer: </text:span><text:span text:style-name="T47">Usa dischetti di carta che contengono concentrazione nota di un antibiotico (scritto sul dischetto). Si fa una sospensione microbica alla concentrazione specificata. Si preleva tramite un tampone la sospensione e si semina su una piastra (con terreno </text:span><text:span text:style-name="T5">Mueller-Hinton</text:span><text:span text:style-name="T47">)(prima si spreme per evitare che sgoccioli). Si semina a tutto campo in modo uniforme ruotandola due volte di 60°. Si mette il dischetto sulla piastra (con la scritta verso l’alto! Non si sposta il dischetto dopo che ha toccato il terreno!) si mette la piastra in termostato </text:span><text:span text:style-name="T51">e si incuba per 18 ore</text:span><text:span text:style-name="T47">. Il composto antibiotico si sparge in modo centrifugo. A partire da una certa distanza fino al dischetto non si ha crescita batterica </text:span><text:span text:style-name="T50">(</text:span><text:span text:style-name="T45">alone di inibizione della crescita</text:span><text:span text:style-name="T64">)</text:span><text:span text:style-name="T47">, nell’anello esterno si osserva crescita </text:span><text:span text:style-name="T50">confluente in cui le colonie seminate in modo uniforme coprono il terreno</text:span><text:span text:style-name="T47">. </text:span><text:span text:style-name="T48">Viene valutata l’efficacia del composto in base al diametro dell’alone di inibizione di crescita. Si confrontano questi valori con quelli standard per determinare se il microorganismo è suscettibile o meno. </text:span><text:span text:style-name="T49">Si determina la </text:span><text:span text:style-name="T44">MIC approssimata</text:span><text:span text:style-name="T49">.<text:line-break/></text:span><text:span text:style-name="T51">Anche in questo caso non sono attendibili i dati ottenuti da una coltura mista.</text:span></text:p>
        </text:list-item>
        <text:list-item>
          <text:p text:style-name="P101"><text:span text:style-name="T61">T</text:span><text:span text:style-name="T60">ecnica delle diluizioni scalari:</text:span><text:span text:style-name="T46"> Stesso terreno (Mu</text:span><text:span text:style-name="T52">e</text:span><text:span text:style-name="T46">ller-Hinton) ma senza agar (terreno liquido). Si realizza una diluizione scalare dell’antibiotico (umerose provette con concentrazione sempre minore di antibiotico). Ad esempio si preleva metà contenuto della soluzione precedente e si diluisce al volume doppio ottenendo così concentrazione dimezzata. Si inocula poi un volume costante di sospensione microbica a concentrazione sempre uguale e, dopo l’incubazione </text:span><text:span text:style-name="T52">(di nuovo per 18 ore)</text:span><text:span text:style-name="T46">, si valuta la crescita tramite la densità ottica. La concentrazione inibente è l’ultima provetta in cui non si osserva crescita </text:span><text:span text:style-name="T52">ovvero </text:span><text:span text:style-name="T62">la più bassa concentrazione di antibiotico capace di sopprimere la crescita batterica</text:span><text:span text:style-name="T46">.<text:line-break/>Il batterio non è cresciuto perché è morto o perché è inibito? Si fa il test della battericidia: si preleva un volume noto di sospensione da una provetta senza crescita evidente e si semina su un terreno solido osservando l’eventuale formazione di colonie. </text:span><text:span text:style-name="T52">Si determina la </text:span><text:span text:style-name="T62">MBC</text:span><text:span text:style-name="T52"> misurando </text:span><text:span text:style-name="T62">la minima concentrazione di antibiotico che impedisce la formazione di colonie</text:span><text:span text:style-name="T52">. </text:span><text:span text:style-name="T53">Correntemente questo test si fa in maniera automatizzata, </text:span><text:span text:style-name="T55">le piastre usate in questo caso </text:span><text:span text:style-name="T56">(dette piastre di microtitolazione)</text:span><text:span text:style-name="T55"> hanno già l’antibiotico liofilizzato sul fondo dei pozzetti (è importante non toccare il fondo quando si aggiunge l’acqua!)</text:span><text:span text:style-name="T53">.<text:line-break/></text:span><text:span text:style-name="T54">Permette di identificare condizioni di tolleranza, che si dichiara presente </text:span><text:soft-page-break/><text:span text:style-name="T54">quando la MBC è almeno 32 volte più elevata della MIC.<text:line-break/>In caso di discrepanza tra i risultati ottenuti con il test in terreno solido o in terreno liquido si considera come più attendibile quello in terreno liquido.</text:span></text:p>
        </text:list-item>
        <text:list-item>
          <text:p text:style-name="P102"><text:span text:style-name="T63">E-</text:span><text:span text:style-name="T60">Test:</text:span><text:span text:style-name="T46"> Si usano strisce di materiale proprietario (brevettato) in cui sono presenti concentrazioni scalari di antibiotico. Sulla striscia è riportata una scala che permette di determinare, osservando il punto di intersezione tra la striscia stessa e l’alone di inibizione. Metodo molto rapido che richiede poca manualità. </text:span><text:span text:style-name="T57">Su piastre grandi si possono usare più strisce contemporaneamente disponendole “a raggiera” </text:span><text:span text:style-name="T58">oppure “testa-coda” (tecnicamene antiparallelo) </text:span><text:span text:style-name="T57">in modo da distanziare il più possibile le teste, che sono a concentrazione più elevata quindi generano un alone più ampio.</text:span></text:p>
        </text:list-item>
      </text:list>
      <text:p text:style-name="P24"><text:span text:style-name="T57"/></text:p>
      <text:p text:style-name="P25"><text:span text:style-name="T57">I</text:span><text:span text:style-name="T46">l valore di MIC da solo non è sufficiente a scegliere l’antibiotico, indica solo la sensibilità in vitro. Spesso la decisione tra antibiotici per cui il microorganismo è sensibile si effettua in base al costo. </text:span><text:span text:style-name="T59">L’unico caso che indica certamente l’efficacia è quando prima del valore di MIC è riportato un segno “minore” (&lt;), ciò sta a significare che la concentrazione inibiente è minore del minimo valore a cui è stato fatto il test. È da considerare anche il quadro clinico del paziente, ad esempio la funzionalità epatica e renale.</text:span></text:p>
      <text:p text:style-name="P92">Speciale</text:p>
      <text:p text:style-name="P93">Cocchi</text:p>
      <text:p text:style-name="P79">Colorazione Gram.</text:p>
      <text:p text:style-name="P79">Conformazione (streptococchi o stafilococchi). Gli streptococchi sono catalasi negativi, gli stafilococchi sono catalasi positivi.</text:p>
      <text:p text:style-name="P85">Stafiloccochi: <text:span text:style-name="T5">si fa il test della coagulazione, S. auerus è coagulasi positivo, tutti gli altri sono catalasi negativi (chiamati in gruppo stafilococchi catalasi-negativi). Attenzione: il principale stafiloccocco patogeno è S. aureus, ma anche alcuni catalasi-negativi sono patogeni. </text:span></text:p>
      <text:p text:style-name="P79">Gli stafilococchi si coltivano in agar sale-mannite perché sono alofili. Il mannitolo è fermentato da aureus che produce acidificazione e viraggio dell’indicatore presente nel terreno.</text:p>
      <text:p text:style-name="P79">Stafilococchi:</text:p>
      <text:list text:style-name="L9">
        <text:list-item>
          <text:p text:style-name="P105">Gram+.</text:p>
        </text:list-item>
        <text:list-item>
          <text:p text:style-name="P105">Immobili.</text:p>
        </text:list-item>
        <text:list-item>
          <text:p text:style-name="P105">Asporigeni.</text:p>
        </text:list-item>
        <text:list-item>
          <text:p text:style-name="P105">Anaerobi facoltativi.</text:p>
        </text:list-item>
        <text:list-item>
          <text:p text:style-name="P105">Catalasi-positivi.</text:p>
        </text:list-item>
        <text:list-item>
          <text:p text:style-name="P105">Fermentano glucosio.</text:p>
        </text:list-item>
        <text:list-item>
          <text:p text:style-name="P105">Alofili.</text:p>
        </text:list-item>
        <text:list-item>
          <text:p text:style-name="P105">Aureus generalmente è emolitico su agar-sangue.</text:p>
        </text:list-item>
      </text:list>
      <text:p text:style-name="P79">Talvolta aureus da luogo alla produzione di pigmenti carotenoidi che colorano la colonia di giallo-oro.</text:p>
      <text:p text:style-name="P79">Un tempo si classificavano in 3 specie in base al colore.</text:p>
      <text:p text:style-name="P85"><text:span text:style-name="T5">Possono essere dotati di capsula (generalmente non lo sono) </text:span><text:span text:style-name="T19">che li rendono capaci di produrre biofilm</text:span><text:span text:style-name="T5">.</text:span></text:p>
      <text:p text:style-name="P106">Si conoscono circa 40 specie, di cui 14-18 si trovano spesso nell’uomo.</text:p>
      <text:p text:style-name="P106">Le specie si dividono in due gruppi in base alla coagulasi (aureus è coagulasi+).</text:p>
      <text:p text:style-name="P106">Di solito la coagulasi+ indica aureus ma va confermato perché anche altre specie possono esprimere coagulasi.</text:p>
      <text:p text:style-name="P86"><text:span text:style-name="T5">Questi microorganismi (anche aureus) sono normalmente presenti sulla cute, </text:span><text:span text:style-name="T20">un tampone cutaneo positivo a S. aureus può essere flora microbica normale, viene comunque riportato nel referto, a differenza di altri microorganismi normalmente presenti sulla cute (come epidermidis) che danno virulenza più raramente.</text:span></text:p>
      <text:p text:style-name="P107">Spesso aureus si trova anche nel vestibolo nasale anteriore.</text:p>
      <text:p text:style-name="P107">La tipica lesione da S. aureus sono infezioni suppurative (ascessi, foruncoli). Può produrre infezioni suppurative in qualsiasi altra sede, è anche in grado di produrre esotossine che possono indurre quadri patologici. Può in teoria dare shock settico (anche se non è un Gram-) a causa della produzione di tossine come acido lipoteicoico ma i dosaggi richiesti sono altissimi. L’acido lipoteicoico possono complessarsi con frammenti di peptidoglicano che facilita enormemente lo shock settico.</text:p>
      <text:p text:style-name="P87"><text:soft-page-break/><text:span text:style-name="T5">Può dare anche shock tossico (da esotossine). La via finale è comune, cambia solo la causa.</text:span></text:p>
      <text:p text:style-name="P87"><text:span text:style-name="T5"/></text:p>
      <text:p text:style-name="P88">Staphylococcus aureus: caratteristiche strutturali</text:p>
      <text:p text:style-name="P88"><text:span text:style-name="T5">Può presentare </text:span>capsula <text:span text:style-name="T65">o microcapsula</text:span> <text:span text:style-name="T5">che rappresenta un importante fattore di virulenza impedendo l’opsonizzazione. Tra le catene di peptidoglicano i legami tra tetrapeptidi non sono diretti ma sono mediati da una pentaciclina o una esaciclina. </text:span></text:p>
      <text:p text:style-name="P108">Altri fattori di virulenza:</text:p>
      <text:p text:style-name="P88"><text:span text:style-name="T5">Il </text:span>polisaccaride A<text:span text:style-name="T5"> (acido teicoico) si lega alla fibronectina.</text:span></text:p>
      <text:p text:style-name="P88"><text:span text:style-name="T5">La </text:span>proteina A<text:span text:style-name="T5"> è capace di legare il frammento cristallizzabile de</text:span><text:span text:style-name="T21">gli </text:span><text:span text:style-name="T5">anticorp</text:span><text:span text:style-name="T21">i </text:span><text:span text:style-name="T22">(impedendo ulteriormente l’opsonizzazione)</text:span><text:span text:style-name="T5">.</text:span></text:p>
      <text:p text:style-name="P88">Coagulasi<text:span text:style-name="T5">: converte fibrinogeno in fibrina aggregando i batteri in un granulo </text:span><text:span text:style-name="T21">all’interno del quale non è vulnerabile a farmaci o cellule immunitarie</text:span><text:span text:style-name="T5">.</text:span></text:p>
      <text:p text:style-name="P109">Altre proteine che fungono da recettori per componenti della matrice.</text:p>
      <text:p text:style-name="P89">Coagulasi libera<text:span text:style-name="T5">: simile alla trombina, induce la formazione di coaguli nel plasma.</text:span></text:p>
      <text:p text:style-name="P89">Stafilochinasi<text:span text:style-name="T5">: attiva la plasmina e degrada il coagulo per uscirne.</text:span></text:p>
      <text:p text:style-name="P89">Ialuronidasi<text:span text:style-name="T5">: depolimerizza l’acido ialuronico del connettivo, facilità l’invasione.</text:span></text:p>
      <text:p text:style-name="P89">Lipasi<text:span text:style-name="T5">: Neutralizza l’attività antibatterica del siero, facilita la colonizzazione della pelle.</text:span></text:p>
      <text:p text:style-name="P89">Nucleasi:<text:span text:style-name="T5"> significato ignoto.</text:span></text:p>
      <text:p text:style-name="P89"><text:span text:style-name="T5"/></text:p>
      <text:p text:style-name="P89"><text:span text:style-name="T5">Produce 4 tipi di </text:span>esotossine <text:span text:style-name="T5">(alcuni ceppi):</text:span></text:p>
      <text:list text:style-name="L10">
        <text:list-item>
          <text:p text:style-name="P116">Tossince citolitiche<text:span text:style-name="T5">. </text:span></text:p>
          <text:list>
            <text:list-item>
              <text:p text:style-name="P110">Alfa: responsabile dell’emolisi. È letale e dermonecrotica negli animali da esperimento, citolitica verso vari citotipi, tra cui i leucociti.</text:p>
            </text:list-item>
            <text:list-item>
              <text:p text:style-name="P110">Beta: sfingomielinasi, agisce su numerosi citotipi.</text:p>
            </text:list-item>
            <text:list-item>
              <text:p text:style-name="P110">Delta: emolisina, agisce su eritrociti, macrofagi, linfociti, PMN.</text:p>
            </text:list-item>
            <text:list-item>
              <text:p text:style-name="P110">Gamma: emolisina, composta da due parti che agiscono sinergicamente.</text:p>
            </text:list-item>
            <text:list-item>
              <text:p text:style-name="P110">Leucocitina di Panton-Valentine: due componenti, induce la formazione di pori sui leucociti: leucotossica, antifagocitaria, necrotizzante. In bassa concentrazione induce apoptosi. In alte concentrazioni necrosi, per rilascio di ROS o del contenuto dei polimorfonucleati (PMN).</text:p>
            </text:list-item>
          </text:list>
        </text:list-item>
        <text:list-item>
          <text:p text:style-name="P116">Enterotossine: <text:span text:style-name="T23">inducono vomito incoercibile (non si risolve mediante farmaci). Il recettore sta sul centro emetico: ecco perché è incoercibile. Se ne riconoscono 8 tipi antigenici </text:span><text:span text:style-name="T24">(la più associata a manifestazione clinica è la A)</text:span><text:span text:style-name="T23">. È termostabile e insensibile all’acido gastrico. </text:span><text:span text:style-name="T25">Possono agire da superantigeni che inducono massiccia produzione di TNF-alfa e IL-1 (shock tossico). Riconosce una sola porzione del TCR, non tutto, quindi è in grado di attivarne una frazione considerevole (molti cloni diversi), a differenza del funzionamento normale del TCR stesso.</text:span></text:p>
        </text:list-item>
        <text:list-item>
          <text:p text:style-name="P116">T<text:span text:style-name="T66">ossine</text:span> pirogeniche<text:span text:style-name="T5">: </text:span><text:span text:style-name="T25">Non si pensava fosse prodotta da aureus finché non vennero immessi in commercio gli assorbenti interni. Può dare shock tossico perché agisce da superantigene, induce la produzione di TNF-alfa e IL-1 i </text:span><text:soft-page-break/><text:span text:style-name="T25">quali aumentano la permeabilità vascolare con conseguente ipotensione e shock. </text:span></text:p>
        </text:list-item>
        <text:list-item>
          <text:p text:style-name="P117">Tossine e<text:span text:style-name="T67">p</text:span>idermolitiche:<text:span text:style-name="T5"> Due forme (ETA, ETB), diffondono per via ematica ma il microorganismo si trova sulla cute. Agiscono sui desmosomi determinando il distacco delle cellule e la formazione di bolle. (tipica lesione da scottatura). Le bolle si rompono facilmente lasciando lesioni che, soprattutto nel neonato possono essere via di ingresso per infezioni, causare disidratazione e problemi di termoregolazione. In genere i più esposti sono i neonati, i bambini fino a 4 anni (potrebbero non avere anticorpi contro la tossina) ed i soggetti con insufficienza renale (difficoltà nell’eliminare la tossina).</text:span></text:p>
        </text:list-item>
      </text:list>
      <text:p text:style-name="P90"><text:span text:style-name="T5"/></text:p>
      <text:p text:style-name="P111">Le infezioni stafilococciche sono generalmente localizzate con forte infiammazione, essudato e necrosi tissutale. Si possono verificare sulla cute o in qualsiasi altro distretto.</text:p>
      <text:p text:style-name="P111"/>
      <text:p text:style-name="P112">Gli stafilococchi si distinguono dagli streptococchi grazie alla catalasi.</text:p>
      <text:p text:style-name="P112"/>
      <text:p text:style-name="P112">L’infezione tipica da <text:span text:style-name="T68">S. aureus</text:span><text:span text:style-name="T69"> è l’infezione suppurativa. Le caratteristiche di virulenza sono:</text:span></text:p>
      <text:list text:style-name="L11">
        <text:list-item>
          <text:p text:style-name="P113"><text:span text:style-name="T69">Capsula</text:span></text:p>
        </text:list-item>
        <text:list-item>
          <text:p text:style-name="P113"><text:span text:style-name="T69">Peptidoglicano: i filamenti di peptidoglicano possono construbuire allo shock settico.</text:span></text:p>
        </text:list-item>
        <text:list-item>
          <text:p text:style-name="P113"><text:span text:style-name="T69">Polisaccaride A: media l’adesione alle superfici mucose.</text:span></text:p>
        </text:list-item>
        <text:list-item>
          <text:p text:style-name="P113"><text:span text:style-name="T69">Proteina A: blocca l’opsonizzazione legandosi alle IgG.</text:span></text:p>
        </text:list-item>
        <text:list-item>
          <text:p text:style-name="P113"><text:span text:style-name="T69">Coagulasi: forma coagulo protettivo per il batterio.</text:span></text:p>
        </text:list-item>
        <text:list-item>
          <text:p text:style-name="P113"><text:span text:style-name="T69">Stafilochinasi: rompe il coagulo liberando il batterio.</text:span></text:p>
        </text:list-item>
      </text:list>
      <text:p text:style-name="P112"><text:span text:style-name="T69"/></text:p>
      <text:p text:style-name="P118"><text:span text:style-name="T69">Malattie da S. aureus</text:span></text:p>
      <text:list text:style-name="L12">
        <text:list-item>
          <text:p text:style-name="P119"><text:span text:style-name="T69">Infezioni cutanee: </text:span><text:span text:style-name="T70">Follicolite quando interessa un follicolo pilifero. Quando interessa le palpebre si parla di </text:span><text:span text:style-name="T69">orzaiolo</text:span><text:span text:style-name="T70">.</text:span></text:p>
        </text:list-item>
        <text:list-item>
          <text:p text:style-name="P119"><text:span text:style-name="T69">Batteriemia</text:span></text:p>
        </text:list-item>
        <text:list-item>
          <text:p text:style-name="P119"><text:span text:style-name="T69">Endocardite: </text:span><text:span text:style-name="T70">Da disseminazione ematica, può interessare trapianti valvolari, altamente letale.</text:span></text:p>
        </text:list-item>
        <text:list-item>
          <text:p text:style-name="P119"><text:span text:style-name="T69"><text:s/>Osteomielite: </text:span><text:span text:style-name="T70">Disseminazione ematogena.</text:span></text:p>
        </text:list-item>
        <text:list-item>
          <text:p text:style-name="P119"><text:span text:style-name="T69"><text:s/>Artrite settica: </text:span><text:span text:style-name="T70">Materiale purulento nel liquido sinoviale.</text:span></text:p>
        </text:list-item>
        <text:list-item>
          <text:p text:style-name="P119"><text:span text:style-name="T69">Altre localizzazioni metastatiche</text:span></text:p>
        </text:list-item>
        <text:list-item>
          <text:p text:style-name="P119"><text:span text:style-name="T69">Polmonite</text:span></text:p>
        </text:list-item>
        <text:list-item>
          <text:p text:style-name="P119"><text:span text:style-name="T69">Sindrome della cute scottata:</text:span><text:span text:style-name="T70"> Particolarmente pericolosa nel neonato. Ceppi produttori di tossine epidermolitiche.</text:span></text:p>
        </text:list-item>
        <text:list-item>
          <text:p text:style-name="P119"><text:span text:style-name="T69">Tossinfezione alimentare stafilococcica:</text:span><text:span text:style-name="T70"> Da ceppi produttori di enterotossine. Comune in caso di cibi preparati in anticipo e conservati impropriamente. </text:span></text:p>
        </text:list-item>
        <text:list-item>
          <text:p text:style-name="P119"><text:soft-page-break/><text:span text:style-name="T69">Sindrome da shock tossico:</text:span><text:span text:style-name="T70"> Inizialmente descritta in caso di uso di tamponi mestruali iperassorbenti. Può essere dovuto anche a proliferazione di S. aureus in una ferita. Rilascio di tossine nel torrente ematico.</text:span></text:p>
        </text:list-item>
      </text:list>
      <text:p text:style-name="P118"><text:span text:style-name="T69"/></text:p>
      <text:p text:style-name="P118"><text:span text:style-name="T69">Farmaco-resistenza:</text:span></text:p>
      <text:p text:style-name="P112"><text:span text:style-name="T69">Viene acquisita facilmente, ceppi resistenti si sviluppano principalmente in ambiente ospedaliero dove risente della pressione selettiva data dagli antibiotici. Costituisce una delle principali cause di gravi infezioni nosocomiali. È buona norma tamponare nel vestibolo nasale almeno i chirurghi.</text:span></text:p>
      <text:p text:style-name="P112"><text:span text:style-name="T69">Si ritiene che il 90% dei ceppi in ambiente nosocomiale ed il 20-30% del totale siano resistenti ai beta-lattamici. La resistenza è fornita dalla mutazione della proteina nota come </text:span><text:span text:style-name="T71">PBP (Penicillin Binding Protein)</text:span><text:span text:style-name="T69"> con produzione di forme a ridotta affinità. La maggior parte dei ceppi meticillino-resistenti sono però sensibili ad altri farmaci. </text:span></text:p>
      <text:p text:style-name="P112"><text:span text:style-name="T69"/></text:p>
      <text:p text:style-name="P118"><text:span text:style-name="T69">Diagnosi:</text:span></text:p>
      <text:p text:style-name="P112"><text:span text:style-name="T69">Prelievo di campione appropriato.</text:span></text:p>
      <text:p text:style-name="P112"><text:span text:style-name="T69">Colorazione Gram.</text:span></text:p>
      <text:p text:style-name="P112"><text:span text:style-name="T69">Coltivazione su agar sangue, agar cioccolato ed agar sale-mannite.</text:span></text:p>
      <text:p text:style-name="P112"><text:span text:style-name="T69">Antibiogramma.</text:span></text:p>
      <text:p text:style-name="P112"><text:span text:style-name="T69"/></text:p>
      <text:p text:style-name="P127"><text:span text:style-name="T69">Streptococchi</text:span></text:p>
      <text:p text:style-name="P114">Cocchi Gram+, catenelle piò o meno lunghe, a volte in forma di diplococchi. Catalasi- quindi esigenti (hanno bisogno di una sorgente di catalasi). Immobili, asporigeni, anaerobi facoltativi. Metabolismo fermentativo omolattico. Incapaci di sintetizzare alcuni aminoacidi e vitamine. Crescono meglio in microaerofilia.</text:p>
      <text:p text:style-name="P114">Secondo la <text:span text:style-name="T2">classificazione di Brown</text:span> sono divisibili in alfa, beta e gamma emolitici in base alla capacità di indurre emolisi:</text:p>
      <text:list text:style-name="L14">
        <text:list-item>
          <text:p text:style-name="P115">Alfa: Emolisi incompleta (viraggio al verde per accumulo di biliverdina. Detti <text:span text:style-name="T2">viridanti</text:span>, possono dare endocardite).</text:p>
        </text:list-item>
        <text:list-item>
          <text:p text:style-name="P115">Beta: Emolisi completa.</text:p>
        </text:list-item>
        <text:list-item>
          <text:p text:style-name="P115">Gamma: Emolisi assente.</text:p>
        </text:list-item>
      </text:list>
      <text:p text:style-name="P120">Classificazione di Lancefield:</text:p>
      <text:p text:style-name="P114">In base al carboidrato C (estratto a caldo con HCl, precipitazione con anticorpi). 20 gruppi. Nel gruppo A si ha solo <text:span text:style-name="T68">S.</text:span> pyogenes, nel gruppo B si ha solo S. <text:span text:style-name="T68">agalactiae. </text:span><text:span text:style-name="T69">Gli astri gruppi sono composti da più specie.</text:span></text:p>
      <text:p text:style-name="P114"><text:span text:style-name="T68">S. agalacriae</text:span><text:span text:style-name="T69"> può indurre meningite ed essere causa di morte nella prima settimana di vita, può dare sepsi post-parto, infezione cutanea, endocardite, artrite settica.</text:span></text:p>
      <text:p text:style-name="P114"><text:span text:style-name="T69">Molti microorganismi di questo genere provocano endocardite. Sono i viridanti (presenti nel cavo orale), quando si provocano lesioni durante ad esempio estrazione dentaria possono raggiungere il circolo.</text:span></text:p>
      <text:p text:style-name="P114"><text:span text:style-name="T69">S. pneumoniae: può causare meningite ma anche otite.</text:span></text:p>
      <text:p text:style-name="P114"><text:span text:style-name="T69">S. pyogenes: può causare faringite, tonsillite, infezioni di ferite, setticemia, polmonite, glomerulonefrite.</text:span></text:p>
      <text:p text:style-name="P120"><text:soft-page-break/><text:span text:style-name="T69">Malattia post-streptococcica: </text:span><text:span text:style-name="T70">Insorge dopo l’eliminazione dell’agente infettivo.</text:span></text:p>
      <text:p text:style-name="P120"><text:span text:style-name="T70"/></text:p>
      <text:p text:style-name="P121">Streptococcus pyogenes</text:p>
      <text:p text:style-name="P122">Presenta una capsula di acido ialuronico, importante azione antifagocitaria perché normalmente non sono presenti anticorpi specifici.</text:p>
      <text:p text:style-name="P122">Infetta esclusivamente l’uomo: l’infezione si contrae da un portatore.</text:p>
      <text:p text:style-name="P122">La virulenza è data dalla capacità di aderire alla superficie, invadere le celule epiteliali, eludere l’opsonizzazione e produrre enzimi e tossine. Produce ialuronidasi che degrada sia il connettivo che la sua capsula.</text:p>
      <text:p text:style-name="P124">Peptidoglicano:<text:span text:style-name="T5"> Proprietà pirogena.</text:span></text:p>
      <text:p text:style-name="P124">Acido lipoteicoico:<text:span text:style-name="T5"> ruolo di adesina.</text:span></text:p>
      <text:p text:style-name="P124">Carboidrato C:<text:span text:style-name="T5"> cross-reattivo con una proteina sulle valvole cardiache: se si sviluppano anticorpi contro di esso questi possono attaccare anche il cuore (base della malattia post-streptococcica).</text:span></text:p>
      <text:p text:style-name="P124">Proteina F: <text:span text:style-name="T5">adesione alla fibronectina.</text:span></text:p>
      <text:p text:style-name="P124">Proteina M: <text:span text:style-name="T5">Principale fattore di virulenza, determina la specificità antigenica dei 100 sierotipi. Può essere capace di legarsi al fibrinogeno: legando il fibrinogeno impedisce il legame di anticorpi ed evitare l’attivazione del complemento. Degrada velocemente la C3b inibendo la fagocitosi.</text:span></text:p>
      <text:p text:style-name="P124"><text:span text:style-name="T5">Può presentare (a seconda del ceppo) epitopi reumatogeni o nefritogeni.</text:span></text:p>
      <text:p text:style-name="P124"><text:span text:style-name="T5">Si dividono in classe I (febbre reumatica) e classe II, entrambi possono indurre glomerulonefrite.</text:span></text:p>
      <text:p text:style-name="P124"><text:span text:style-name="T5"/></text:p>
      <text:p text:style-name="P124"><text:span text:style-name="T5">Può secernere esoenzimi:</text:span></text:p>
      <text:p text:style-name="P124">Streptolisina O:<text:span text:style-name="T5"> ossigeno-labile (si coltiva in microaerofilia per non perderla). degrada emazie, neutrofili, macrofagi. Si lega alle molecole di colesterolo per indurre la lisi delle cellule. Componente immunogeno (importante dosare il titolo anticorpale). Gli anticorpo contro Strep. O non si formano nelle malattie cutanee.</text:span></text:p>
      <text:p text:style-name="P124">Streptolisina S: <text:span text:style-name="T5">non ossigeno-labile. Responsabile della beta-emolisi, degrada emazie, PMN, macrofagi, piastrine, granuli citoplasmatici. Altera i fosfolipidi di membrana.</text:span></text:p>
      <text:p text:style-name="P124"><text:span text:style-name="T5"/></text:p>
      <text:p text:style-name="P124">Streptochinasi:<text:span text:style-name="T5"> degrada coaguli.</text:span></text:p>
      <text:p text:style-name="P124">Desossiribonucleasi: <text:span text:style-name="T5">Converte plasminogeno in plasmina.</text:span></text:p>
      <text:p text:style-name="P124"><text:span text:style-name="T5">[Altro…]</text:span></text:p>
      <text:p text:style-name="P124">Tossine eritrogeniche:<text:span text:style-name="T5"> Prodotte da ceppi lisogeni per un fago, si comportano come superantigene.</text:span><text:span text:style-name="T26"> Quattro tipi sierologici (A, B, C, F), solo SpeA può dare scarlattina. Se un soggetto si infetta per la prima volta con un ceppo produttore di A non succede niente, è necessario che la persona si sia sensibilizzata contro altre Spe, si devono avere infezioni multiple da ceppi che non producano SpeA in modo che si abbia ipersensibilità alla parte comune delle Spe ma non anticorpi specifici contro SpeA.</text:span></text:p>
      <text:p text:style-name="P124"><text:span text:style-name="T26"/></text:p>
      <text:p text:style-name="P125">Test di Dick</text:p>
      <text:p text:style-name="P123"><text:soft-page-break/>Si inoculano 0.1 ml di tossina, nel caso in cui entro 6-8 ore si presenti reazione eritemato-indurativa significa che non sono presenti anticorpi.</text:p>
      <text:p text:style-name="P123"/>
      <text:p text:style-name="P125">Malattie:</text:p>
      <text:p text:style-name="P125"><text:span text:style-name="T5">Si dividono in localizzate e sistemiche, le localizzate possono interessare mucose o cute. Quelle sistemiche possono essere batteriemie, infezioni invasive con focolaio riconosciuto, shock tossico streptococcico, scarlattina.</text:span></text:p>
      <text:p text:style-name="P125"><text:span text:style-name="T5">Si possono avere malattie post-streptococcihe: es. glomerulonefrite.</text:span></text:p>
      <text:p text:style-name="P125"><text:span text:style-name="T5"/></text:p>
      <text:p text:style-name="P125"><text:span text:style-name="T5">Infezioni localizzate: faringo-tonsillite, otite media, sinusite, mastoidite, vaginite.</text:span></text:p>
      <text:p text:style-name="P126"><text:span text:style-name="T5">Nell’epoca pre-antibiotica erano frequenti complicanze suppurative.</text:span></text:p>
      <text:p text:style-name="P126">Impetigine: <text:span text:style-name="T5">Infezione cutanea superficiale, grappolo di vescicole. (DOPO AVER TOCCATO LA MANO È INFETTA).</text:span></text:p>
      <text:p text:style-name="P126">Erisiplea: <text:span text:style-name="T5">Interessa tessuti cutanei e sottocutanei.</text:span></text:p>
      <text:p text:style-name="P126">Fascite necrotizzante: <text:span text:style-name="T5">In seguito ad infezioni cutanee. Lesioni necrotiche che si estendono rapidamente nel sottocutane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1-22T12:30:18.702863602</dc:date>
    <meta:editing-duration>PT10H27M36S</meta:editing-duration>
    <meta:editing-cycles>87</meta:editing-cycles>
    <meta:generator>LibreOffice/7.6.2.1$Linux_X86_64 LibreOffice_project/60$Build-1</meta:generator>
    <meta:document-statistic meta:table-count="0" meta:image-count="0" meta:object-count="0" meta:page-count="19" meta:paragraph-count="301" meta:word-count="6434" meta:character-count="44507" meta:non-whitespace-character-count="38412"/>
  </office:meta>
</office:document-meta>
</file>